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3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9583in"/>
    </style:style>
    <style:style style:name="co10" style:family="table-column">
      <style:table-column-properties fo:break-before="auto" style:column-width="1.022in"/>
    </style:style>
    <style:style style:name="co11" style:family="table-column">
      <style:table-column-properties fo:break-before="auto" style:column-width="1.2764in"/>
    </style:style>
    <style:style style:name="co12" style:family="table-column">
      <style:table-column-properties fo:break-before="auto" style:column-width="0.6929in"/>
    </style:style>
    <style:style style:name="co13" style:family="table-column">
      <style:table-column-properties fo:break-before="auto" style:column-width="1.3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V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485.2">
            <text:p>3485.2</text:p>
          </table:table-cell>
          <table:table-cell office:value-type="float" office:value="201.251732911794">
            <text:p>201.25173291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500.05">
            <text:p>3500.05</text:p>
          </table:table-cell>
          <table:table-cell office:value-type="float" office:value="139.833642232476">
            <text:p>139.83364223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516.4">
            <text:p>3516.4</text:p>
          </table:table-cell>
          <table:table-cell office:value-type="float" office:value="179.594097898567">
            <text:p>179.59409789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42.6">
            <text:p>3542.6</text:p>
          </table:table-cell>
          <table:table-cell office:value-type="float" office:value="124.635628934908">
            <text:p>124.63562893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543.9">
            <text:p>3543.9</text:p>
          </table:table-cell>
          <table:table-cell office:value-type="float" office:value="164.985726655369">
            <text:p>164.98572665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567.45">
            <text:p>3567.45</text:p>
          </table:table-cell>
          <table:table-cell office:value-type="float" office:value="172.181437733572">
            <text:p>172.18143773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568.05">
            <text:p>3568.05</text:p>
          </table:table-cell>
          <table:table-cell office:value-type="float" office:value="168.781360049029">
            <text:p>168.7813600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582.1">
            <text:p>3582.1</text:p>
          </table:table-cell>
          <table:table-cell office:value-type="float" office:value="146.220347421281">
            <text:p>146.22034742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585.15">
            <text:p>3585.15</text:p>
          </table:table-cell>
          <table:table-cell office:value-type="float" office:value="143.065465784025">
            <text:p>143.0654657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585.55">
            <text:p>3585.55</text:p>
          </table:table-cell>
          <table:table-cell office:value-type="float" office:value="172.877261373496">
            <text:p>172.87726137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589.1">
            <text:p>3589.1</text:p>
          </table:table-cell>
          <table:table-cell office:value-type="float" office:value="190.89444727388">
            <text:p>190.894447273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589.65">
            <text:p>3589.65</text:p>
          </table:table-cell>
          <table:table-cell office:value-type="float" office:value="157.162105801621">
            <text:p>157.16210580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591.45">
            <text:p>3591.45</text:p>
          </table:table-cell>
          <table:table-cell office:value-type="float" office:value="125.006589826297">
            <text:p>125.00658982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593.2">
            <text:p>3593.2</text:p>
          </table:table-cell>
          <table:table-cell office:value-type="float" office:value="129.303364225375">
            <text:p>129.30336422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598.45">
            <text:p>3598.45</text:p>
          </table:table-cell>
          <table:table-cell office:value-type="float" office:value="263.524662033746">
            <text:p>263.52466203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600.55">
            <text:p>3600.55</text:p>
          </table:table-cell>
          <table:table-cell office:value-type="float" office:value="67.5540339284043">
            <text:p>67.55403392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603.7">
            <text:p>3603.7</text:p>
          </table:table-cell>
          <table:table-cell office:value-type="float" office:value="156.667833328989">
            <text:p>156.6678333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608.75">
            <text:p>3608.75</text:p>
          </table:table-cell>
          <table:table-cell office:value-type="float" office:value="140.76891524765">
            <text:p>140.76891524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614.35">
            <text:p>3614.35</text:p>
          </table:table-cell>
          <table:table-cell office:value-type="float" office:value="119.145824517689">
            <text:p>119.14582451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623.55">
            <text:p>3623.55</text:p>
          </table:table-cell>
          <table:table-cell office:value-type="float" office:value="139.758890593765">
            <text:p>139.75889059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629.2">
            <text:p>3629.2</text:p>
          </table:table-cell>
          <table:table-cell office:value-type="float" office:value="155.084041732217">
            <text:p>155.08404173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645.8">
            <text:p>3645.8</text:p>
          </table:table-cell>
          <table:table-cell office:value-type="float" office:value="148.407412213811">
            <text:p>148.40741221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650.8">
            <text:p>3650.8</text:p>
          </table:table-cell>
          <table:table-cell office:value-type="float" office:value="144.17232744185">
            <text:p>144.17232744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3656.6">
            <text:p>3656.6</text:p>
          </table:table-cell>
          <table:table-cell office:value-type="float" office:value="143.710264073239">
            <text:p>143.71026407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660">
            <text:p>3660</text:p>
          </table:table-cell>
          <table:table-cell office:value-type="float" office:value="162.57552091259">
            <text:p>162.57552091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61.55">
            <text:p>3661.55</text:p>
          </table:table-cell>
          <table:table-cell office:value-type="float" office:value="138.337802136654">
            <text:p>138.33780213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671.55">
            <text:p>3671.55</text:p>
          </table:table-cell>
          <table:table-cell office:value-type="float" office:value="133.375962976842">
            <text:p>133.37596297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679.95">
            <text:p>3679.95</text:p>
          </table:table-cell>
          <table:table-cell office:value-type="float" office:value="137.650454049378">
            <text:p>137.65045404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680.5">
            <text:p>3680.5</text:p>
          </table:table-cell>
          <table:table-cell office:value-type="float" office:value="166.71787546631">
            <text:p>166.71787546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681.1">
            <text:p>3681.1</text:p>
          </table:table-cell>
          <table:table-cell office:value-type="float" office:value="109.974497043633">
            <text:p>109.97449704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681.15">
            <text:p>3681.15</text:p>
          </table:table-cell>
          <table:table-cell office:value-type="float" office:value="128.387022319236">
            <text:p>128.38702231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81.2">
            <text:p>3681.2</text:p>
          </table:table-cell>
          <table:table-cell office:value-type="float" office:value="78.6540526610041">
            <text:p>78.6540526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683.2">
            <text:p>3683.2</text:p>
          </table:table-cell>
          <table:table-cell office:value-type="float" office:value="120.00024999974">
            <text:p>120.00024999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685.4">
            <text:p>3685.4</text:p>
          </table:table-cell>
          <table:table-cell office:value-type="float" office:value="146.274536403299">
            <text:p>146.27453640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86.6">
            <text:p>3686.6</text:p>
          </table:table-cell>
          <table:table-cell office:value-type="float" office:value="169.001893480517">
            <text:p>169.00189348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87.95">
            <text:p>3687.95</text:p>
          </table:table-cell>
          <table:table-cell office:value-type="float" office:value="99.76395892305">
            <text:p>99.76395892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92.35">
            <text:p>3692.35</text:p>
          </table:table-cell>
          <table:table-cell office:value-type="float" office:value="143.381405698229">
            <text:p>143.38140569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94.15">
            <text:p>3694.15</text:p>
          </table:table-cell>
          <table:table-cell office:value-type="float" office:value="187.166309735486">
            <text:p>187.16630973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694.7">
            <text:p>3694.7</text:p>
          </table:table-cell>
          <table:table-cell office:value-type="float" office:value="206.610043318325">
            <text:p>206.61004331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700.75">
            <text:p>3700.75</text:p>
          </table:table-cell>
          <table:table-cell office:value-type="float" office:value="111.049031963363">
            <text:p>111.04903196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711.4">
            <text:p>3711.4</text:p>
          </table:table-cell>
          <table:table-cell office:value-type="float" office:value="191.959474889884">
            <text:p>191.95947488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712.6">
            <text:p>3712.6</text:p>
          </table:table-cell>
          <table:table-cell office:value-type="float" office:value="152.632696366146">
            <text:p>152.63269636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22.3">
            <text:p>3722.3</text:p>
          </table:table-cell>
          <table:table-cell office:value-type="float" office:value="133.151830629549">
            <text:p>133.15183062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722.35">
            <text:p>3722.35</text:p>
          </table:table-cell>
          <table:table-cell office:value-type="float" office:value="155.188361354839">
            <text:p>155.18836135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725.2">
            <text:p>3725.2</text:p>
          </table:table-cell>
          <table:table-cell office:value-type="float" office:value="168.565298920033">
            <text:p>168.565298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727.25">
            <text:p>3727.25</text:p>
          </table:table-cell>
          <table:table-cell office:value-type="float" office:value="146.396678582542">
            <text:p>146.39667858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31.05">
            <text:p>3731.05</text:p>
          </table:table-cell>
          <table:table-cell office:value-type="float" office:value="157.255675573252">
            <text:p>157.25567557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732.6">
            <text:p>3732.6</text:p>
          </table:table-cell>
          <table:table-cell office:value-type="float" office:value="220.25494319084">
            <text:p>220.25494319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735.1">
            <text:p>3735.1</text:p>
          </table:table-cell>
          <table:table-cell office:value-type="float" office:value="114.524626172714">
            <text:p>114.52462617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3736.6">
            <text:p>3736.6</text:p>
          </table:table-cell>
          <table:table-cell office:value-type="float" office:value="155.156179380649">
            <text:p>155.15617938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738.35">
            <text:p>3738.35</text:p>
          </table:table-cell>
          <table:table-cell office:value-type="float" office:value="135.022322228586">
            <text:p>135.02232222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739.8">
            <text:p>3739.8</text:p>
          </table:table-cell>
          <table:table-cell office:value-type="float" office:value="180.940763787489">
            <text:p>180.94076378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40.5">
            <text:p>3740.5</text:p>
          </table:table-cell>
          <table:table-cell office:value-type="float" office:value="137.051267779616">
            <text:p>137.05126777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41.15">
            <text:p>3741.15</text:p>
          </table:table-cell>
          <table:table-cell office:value-type="float" office:value="142.939593884969">
            <text:p>142.9395938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42.35">
            <text:p>3742.35</text:p>
          </table:table-cell>
          <table:table-cell office:value-type="float" office:value="148.030157400443">
            <text:p>148.03015740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743.9">
            <text:p>3743.9</text:p>
          </table:table-cell>
          <table:table-cell office:value-type="float" office:value="97.3041109100741">
            <text:p>97.30411091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748.95">
            <text:p>3748.95</text:p>
          </table:table-cell>
          <table:table-cell office:value-type="float" office:value="146.453909131849">
            <text:p>146.45390913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49.4">
            <text:p>3749.4</text:p>
          </table:table-cell>
          <table:table-cell office:value-type="float" office:value="127.390502000738">
            <text:p>127.39050200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753.15">
            <text:p>3753.15</text:p>
          </table:table-cell>
          <table:table-cell office:value-type="float" office:value="152.619879111471">
            <text:p>152.61987911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754.3">
            <text:p>3754.3</text:p>
          </table:table-cell>
          <table:table-cell office:value-type="float" office:value="161.703772374054">
            <text:p>161.70377237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54.75">
            <text:p>3754.75</text:p>
          </table:table-cell>
          <table:table-cell office:value-type="float" office:value="145.963308745726">
            <text:p>145.96330874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756.15">
            <text:p>3756.15</text:p>
          </table:table-cell>
          <table:table-cell office:value-type="float" office:value="156.176590755465">
            <text:p>156.17659075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768.25">
            <text:p>3768.25</text:p>
          </table:table-cell>
          <table:table-cell office:value-type="float" office:value="104.790207080624">
            <text:p>104.79020708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75.8">
            <text:p>3775.8</text:p>
          </table:table-cell>
          <table:table-cell office:value-type="float" office:value="144.7506822091">
            <text:p>144.75068220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777.8">
            <text:p>3777.8</text:p>
          </table:table-cell>
          <table:table-cell office:value-type="float" office:value="137.052033914131">
            <text:p>137.05203391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782.1">
            <text:p>3782.1</text:p>
          </table:table-cell>
          <table:table-cell office:value-type="float" office:value="189.925748649308">
            <text:p>189.92574864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84.7">
            <text:p>3784.7</text:p>
          </table:table-cell>
          <table:table-cell office:value-type="float" office:value="142.4837183681">
            <text:p>142.48371836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790.9">
            <text:p>3790.9</text:p>
          </table:table-cell>
          <table:table-cell office:value-type="float" office:value="151.965752720802">
            <text:p>151.96575272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795.9">
            <text:p>3795.9</text:p>
          </table:table-cell>
          <table:table-cell office:value-type="float" office:value="157.720924420319">
            <text:p>157.72092442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799.65">
            <text:p>3799.65</text:p>
          </table:table-cell>
          <table:table-cell office:value-type="float" office:value="58.6227558205856">
            <text:p>58.6227558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802.55">
            <text:p>3802.55</text:p>
          </table:table-cell>
          <table:table-cell office:value-type="float" office:value="133.061442574474">
            <text:p>133.06144257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04.9">
            <text:p>3804.9</text:p>
          </table:table-cell>
          <table:table-cell office:value-type="float" office:value="168.394447651934">
            <text:p>168.39444765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10.9">
            <text:p>3810.9</text:p>
          </table:table-cell>
          <table:table-cell office:value-type="float" office:value="186.234502710964">
            <text:p>186.2345027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824.55">
            <text:p>3824.55</text:p>
          </table:table-cell>
          <table:table-cell office:value-type="float" office:value="174.667534189958">
            <text:p>174.667534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825.6">
            <text:p>3825.6</text:p>
          </table:table-cell>
          <table:table-cell office:value-type="float" office:value="138.014636904931">
            <text:p>138.01463690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828.2">
            <text:p>3828.2</text:p>
          </table:table-cell>
          <table:table-cell office:value-type="float" office:value="143.75277388628">
            <text:p>143.75277388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829.35">
            <text:p>3829.35</text:p>
          </table:table-cell>
          <table:table-cell office:value-type="float" office:value="75.0488341015369">
            <text:p>75.04883410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31.2">
            <text:p>3831.2</text:p>
          </table:table-cell>
          <table:table-cell office:value-type="float" office:value="177.915878999037">
            <text:p>177.91587899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832.65">
            <text:p>3832.65</text:p>
          </table:table-cell>
          <table:table-cell office:value-type="float" office:value="187.515139388797">
            <text:p>187.51513938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37.5">
            <text:p>3837.5</text:p>
          </table:table-cell>
          <table:table-cell office:value-type="float" office:value="99.3033232072321">
            <text:p>99.30332320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842.2">
            <text:p>3842.2</text:p>
          </table:table-cell>
          <table:table-cell office:value-type="float" office:value="152.58623791155">
            <text:p>152.58623791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854.65">
            <text:p>3854.65</text:p>
          </table:table-cell>
          <table:table-cell office:value-type="float" office:value="180.21661271925">
            <text:p>180.21661271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856.8">
            <text:p>3856.8</text:p>
          </table:table-cell>
          <table:table-cell office:value-type="float" office:value="128.307677089097">
            <text:p>128.30767708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857.5">
            <text:p>3857.5</text:p>
          </table:table-cell>
          <table:table-cell office:value-type="float" office:value="116.956188378384">
            <text:p>116.95618837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857.7">
            <text:p>3857.7</text:p>
          </table:table-cell>
          <table:table-cell office:value-type="float" office:value="134.746465630828">
            <text:p>134.74646563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857.9">
            <text:p>3857.9</text:p>
          </table:table-cell>
          <table:table-cell office:value-type="float" office:value="118.352397525356">
            <text:p>118.35239752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861">
            <text:p>3861</text:p>
          </table:table-cell>
          <table:table-cell office:value-type="float" office:value="154.038956111758">
            <text:p>154.03895611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861.85">
            <text:p>3861.85</text:p>
          </table:table-cell>
          <table:table-cell office:value-type="float" office:value="210.377820836703">
            <text:p>210.37782083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862.8">
            <text:p>3862.8</text:p>
          </table:table-cell>
          <table:table-cell office:value-type="float" office:value="145.344280933238">
            <text:p>145.34428093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864.85">
            <text:p>3864.85</text:p>
          </table:table-cell>
          <table:table-cell office:value-type="float" office:value="163.373582625833">
            <text:p>163.37358262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866.05">
            <text:p>3866.05</text:p>
          </table:table-cell>
          <table:table-cell office:value-type="float" office:value="129.661665499098">
            <text:p>129.66166549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867.85">
            <text:p>3867.85</text:p>
          </table:table-cell>
          <table:table-cell office:value-type="float" office:value="192.123989912764">
            <text:p>192.12398991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3871.05">
            <text:p>3871.05</text:p>
          </table:table-cell>
          <table:table-cell office:value-type="float" office:value="130.000567306454">
            <text:p>130.00056730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871.9">
            <text:p>3871.9</text:p>
          </table:table-cell>
          <table:table-cell office:value-type="float" office:value="147.558090256007">
            <text:p>147.5580902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874.55">
            <text:p>3874.55</text:p>
          </table:table-cell>
          <table:table-cell office:value-type="float" office:value="172.028914720753">
            <text:p>172.02891472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76.6">
            <text:p>3876.6</text:p>
          </table:table-cell>
          <table:table-cell office:value-type="float" office:value="114.805226361869">
            <text:p>114.80522636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879.85">
            <text:p>3879.85</text:p>
          </table:table-cell>
          <table:table-cell office:value-type="float" office:value="162.378346770744">
            <text:p>162.37834677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882.75">
            <text:p>3882.75</text:p>
          </table:table-cell>
          <table:table-cell office:value-type="float" office:value="190.900202985749">
            <text:p>190.90020298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885.25">
            <text:p>3885.25</text:p>
          </table:table-cell>
          <table:table-cell office:value-type="float" office:value="132.73992428806">
            <text:p>132.73992428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887.9">
            <text:p>3887.9</text:p>
          </table:table-cell>
          <table:table-cell office:value-type="float" office:value="106.670005156089">
            <text:p>106.67000515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890.4">
            <text:p>3890.4</text:p>
          </table:table-cell>
          <table:table-cell office:value-type="float" office:value="202.617472099521">
            <text:p>202.61747209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893.4">
            <text:p>3893.4</text:p>
          </table:table-cell>
          <table:table-cell office:value-type="float" office:value="159.092237397052">
            <text:p>159.09223739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895.5">
            <text:p>3895.5</text:p>
          </table:table-cell>
          <table:table-cell office:value-type="float" office:value="175.468943120998">
            <text:p>175.4689431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897.25">
            <text:p>3897.25</text:p>
          </table:table-cell>
          <table:table-cell office:value-type="float" office:value="151.303626856728">
            <text:p>151.30362685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897.65">
            <text:p>3897.65</text:p>
          </table:table-cell>
          <table:table-cell office:value-type="float" office:value="166.914731225258">
            <text:p>166.914731225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897.85">
            <text:p>3897.85</text:p>
          </table:table-cell>
          <table:table-cell office:value-type="float" office:value="184.477173384677">
            <text:p>184.47717338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899.7">
            <text:p>3899.7</text:p>
          </table:table-cell>
          <table:table-cell office:value-type="float" office:value="158.920451799005">
            <text:p>158.9204517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902.25">
            <text:p>3902.25</text:p>
          </table:table-cell>
          <table:table-cell office:value-type="float" office:value="111.372292335212">
            <text:p>111.37229233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903.45">
            <text:p>3903.45</text:p>
          </table:table-cell>
          <table:table-cell office:value-type="float" office:value="163.935802983973">
            <text:p>163.9358029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05.45">
            <text:p>3905.45</text:p>
          </table:table-cell>
          <table:table-cell office:value-type="float" office:value="135.929568159396">
            <text:p>135.92956815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905.65">
            <text:p>3905.65</text:p>
          </table:table-cell>
          <table:table-cell office:value-type="float" office:value="160.729049956752">
            <text:p>160.72904995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05.95">
            <text:p>3905.95</text:p>
          </table:table-cell>
          <table:table-cell office:value-type="float" office:value="162.442751454166">
            <text:p>162.44275145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09.4">
            <text:p>3909.4</text:p>
          </table:table-cell>
          <table:table-cell office:value-type="float" office:value="187.028714372954">
            <text:p>187.0287143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911">
            <text:p>3911</text:p>
          </table:table-cell>
          <table:table-cell office:value-type="float" office:value="227.07135442411">
            <text:p>227.07135442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911">
            <text:p>3911</text:p>
          </table:table-cell>
          <table:table-cell office:value-type="float" office:value="152.884269956068">
            <text:p>152.88426995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912.7">
            <text:p>3912.7</text:p>
          </table:table-cell>
          <table:table-cell office:value-type="float" office:value="94.0962804790923">
            <text:p>94.09628047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12.75">
            <text:p>3912.75</text:p>
          </table:table-cell>
          <table:table-cell office:value-type="float" office:value="157.455033263469">
            <text:p>157.45503326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915.9">
            <text:p>3915.9</text:p>
          </table:table-cell>
          <table:table-cell office:value-type="float" office:value="164.076476071374">
            <text:p>164.07647607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6.9">
            <text:p>3916.9</text:p>
          </table:table-cell>
          <table:table-cell office:value-type="float" office:value="123.972940595922">
            <text:p>123.972940595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917.45">
            <text:p>3917.45</text:p>
          </table:table-cell>
          <table:table-cell office:value-type="float" office:value="162.119855353994">
            <text:p>162.1198553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3917.8">
            <text:p>3917.8</text:p>
          </table:table-cell>
          <table:table-cell office:value-type="float" office:value="176.491529541788">
            <text:p>176.49152954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917.9">
            <text:p>3917.9</text:p>
          </table:table-cell>
          <table:table-cell office:value-type="float" office:value="167.153492335637">
            <text:p>167.15349233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920.6">
            <text:p>3920.6</text:p>
          </table:table-cell>
          <table:table-cell office:value-type="float" office:value="129.926286793705">
            <text:p>129.92628679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20.95">
            <text:p>3920.95</text:p>
          </table:table-cell>
          <table:table-cell office:value-type="float" office:value="108.85287088543">
            <text:p>108.85287088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922.55">
            <text:p>3922.55</text:p>
          </table:table-cell>
          <table:table-cell office:value-type="float" office:value="137.534532027415">
            <text:p>137.534532027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926">
            <text:p>3926</text:p>
          </table:table-cell>
          <table:table-cell office:value-type="float" office:value="164.808676956039">
            <text:p>164.8086769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934.7">
            <text:p>3934.7</text:p>
          </table:table-cell>
          <table:table-cell office:value-type="float" office:value="124.402210591291">
            <text:p>124.402210591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934.95">
            <text:p>3934.95</text:p>
          </table:table-cell>
          <table:table-cell office:value-type="float" office:value="170.023079315721">
            <text:p>170.02307931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935.4">
            <text:p>3935.4</text:p>
          </table:table-cell>
          <table:table-cell office:value-type="float" office:value="188.523844645711">
            <text:p>188.52384464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936">
            <text:p>3936</text:p>
          </table:table-cell>
          <table:table-cell office:value-type="float" office:value="137.517635232722">
            <text:p>137.51763523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6.85">
            <text:p>3936.85</text:p>
          </table:table-cell>
          <table:table-cell office:value-type="float" office:value="140.982011263849">
            <text:p>140.98201126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37.55">
            <text:p>3937.55</text:p>
          </table:table-cell>
          <table:table-cell office:value-type="float" office:value="171.054223858986">
            <text:p>171.05422385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938.25">
            <text:p>3938.25</text:p>
          </table:table-cell>
          <table:table-cell office:value-type="float" office:value="165.703009930417">
            <text:p>165.70300993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42.2">
            <text:p>3942.2</text:p>
          </table:table-cell>
          <table:table-cell office:value-type="float" office:value="210.625402076768">
            <text:p>210.62540207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43.15">
            <text:p>3943.15</text:p>
          </table:table-cell>
          <table:table-cell office:value-type="float" office:value="198.815058534307">
            <text:p>198.81505853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943.8">
            <text:p>3943.8</text:p>
          </table:table-cell>
          <table:table-cell office:value-type="float" office:value="214.713669802367">
            <text:p>214.71366980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944.15">
            <text:p>3944.15</text:p>
          </table:table-cell>
          <table:table-cell office:value-type="float" office:value="208.314011770692">
            <text:p>208.31401177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5.9">
            <text:p>3945.9</text:p>
          </table:table-cell>
          <table:table-cell office:value-type="float" office:value="171.675536987656">
            <text:p>171.67553698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947.95">
            <text:p>3947.95</text:p>
          </table:table-cell>
          <table:table-cell office:value-type="float" office:value="192.159952903824">
            <text:p>192.15995290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948">
            <text:p>3948</text:p>
          </table:table-cell>
          <table:table-cell office:value-type="float" office:value="197.967168995265">
            <text:p>197.96716899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948.1">
            <text:p>3948.1</text:p>
          </table:table-cell>
          <table:table-cell office:value-type="float" office:value="138.12454524812">
            <text:p>138.12454524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49.65">
            <text:p>3949.65</text:p>
          </table:table-cell>
          <table:table-cell office:value-type="float" office:value="167.650313152108">
            <text:p>167.65031315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951">
            <text:p>3951</text:p>
          </table:table-cell>
          <table:table-cell office:value-type="float" office:value="157.135292025694">
            <text:p>157.13529202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1.2">
            <text:p>3951.2</text:p>
          </table:table-cell>
          <table:table-cell office:value-type="float" office:value="125.186500869702">
            <text:p>125.186500869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952.1">
            <text:p>3952.1</text:p>
          </table:table-cell>
          <table:table-cell office:value-type="float" office:value="194.558448801382">
            <text:p>194.558448801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953">
            <text:p>3953</text:p>
          </table:table-cell>
          <table:table-cell office:value-type="float" office:value="185.172082129029">
            <text:p>185.17208212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53.15">
            <text:p>3953.15</text:p>
          </table:table-cell>
          <table:table-cell office:value-type="float" office:value="128.300535852349">
            <text:p>128.30053585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955.4">
            <text:p>3955.4</text:p>
          </table:table-cell>
          <table:table-cell office:value-type="float" office:value="180.188068417418">
            <text:p>180.18806841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7.15">
            <text:p>3957.15</text:p>
          </table:table-cell>
          <table:table-cell office:value-type="float" office:value="169.865321652184">
            <text:p>169.86532165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58.55">
            <text:p>3958.55</text:p>
          </table:table-cell>
          <table:table-cell office:value-type="float" office:value="118.102275591963">
            <text:p>118.1022755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960.15">
            <text:p>3960.15</text:p>
          </table:table-cell>
          <table:table-cell office:value-type="float" office:value="236.431866507034">
            <text:p>236.4318665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961.9">
            <text:p>3961.9</text:p>
          </table:table-cell>
          <table:table-cell office:value-type="float" office:value="130.627294238226">
            <text:p>130.62729423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962.4">
            <text:p>3962.4</text:p>
          </table:table-cell>
          <table:table-cell office:value-type="float" office:value="172.68335183219">
            <text:p>172.683351832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64.45">
            <text:p>3964.45</text:p>
          </table:table-cell>
          <table:table-cell office:value-type="float" office:value="183.470017986591">
            <text:p>183.47001798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66.95">
            <text:p>3966.95</text:p>
          </table:table-cell>
          <table:table-cell office:value-type="float" office:value="205.561785115814">
            <text:p>205.56178511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968.25">
            <text:p>3968.25</text:p>
          </table:table-cell>
          <table:table-cell office:value-type="float" office:value="172.024671195733">
            <text:p>172.02467119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968.25">
            <text:p>3968.25</text:p>
          </table:table-cell>
          <table:table-cell office:value-type="float" office:value="112.978261183291">
            <text:p>112.97826118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69.85">
            <text:p>3969.85</text:p>
          </table:table-cell>
          <table:table-cell office:value-type="float" office:value="172.674918560861">
            <text:p>172.67491856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0.8">
            <text:p>3970.8</text:p>
          </table:table-cell>
          <table:table-cell office:value-type="float" office:value="159.275735754069">
            <text:p>159.27573575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71.2">
            <text:p>3971.2</text:p>
          </table:table-cell>
          <table:table-cell office:value-type="float" office:value="159.724325010313">
            <text:p>159.72432501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972.1">
            <text:p>3972.1</text:p>
          </table:table-cell>
          <table:table-cell office:value-type="float" office:value="172.700868556009">
            <text:p>172.7008685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72.7">
            <text:p>3972.7</text:p>
          </table:table-cell>
          <table:table-cell office:value-type="float" office:value="166.081937609121">
            <text:p>166.08193760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973.35">
            <text:p>3973.35</text:p>
          </table:table-cell>
          <table:table-cell office:value-type="float" office:value="171.282887353057">
            <text:p>171.282887353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977.95">
            <text:p>3977.95</text:p>
          </table:table-cell>
          <table:table-cell office:value-type="float" office:value="125.071769396615">
            <text:p>125.07176939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978.3">
            <text:p>3978.3</text:p>
          </table:table-cell>
          <table:table-cell office:value-type="float" office:value="161.512878743461">
            <text:p>161.51287874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79.65">
            <text:p>3979.65</text:p>
          </table:table-cell>
          <table:table-cell office:value-type="float" office:value="118.430686479476">
            <text:p>118.43068647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979.7">
            <text:p>3979.7</text:p>
          </table:table-cell>
          <table:table-cell office:value-type="float" office:value="208.312529627961">
            <text:p>208.3125296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981">
            <text:p>3981</text:p>
          </table:table-cell>
          <table:table-cell office:value-type="float" office:value="124.290385790696">
            <text:p>124.29038579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81.1">
            <text:p>3981.1</text:p>
          </table:table-cell>
          <table:table-cell office:value-type="float" office:value="131.453375764946">
            <text:p>131.453375764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84.35">
            <text:p>3984.35</text:p>
          </table:table-cell>
          <table:table-cell office:value-type="float" office:value="171.057673022873">
            <text:p>171.05767302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987.05">
            <text:p>3987.05</text:p>
          </table:table-cell>
          <table:table-cell office:value-type="float" office:value="174.689002229677">
            <text:p>174.68900222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987.95">
            <text:p>3987.95</text:p>
          </table:table-cell>
          <table:table-cell office:value-type="float" office:value="189.894042823886">
            <text:p>189.89404282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995.95">
            <text:p>3995.95</text:p>
          </table:table-cell>
          <table:table-cell office:value-type="float" office:value="139.578463596645">
            <text:p>139.57846359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996.55">
            <text:p>3996.55</text:p>
          </table:table-cell>
          <table:table-cell office:value-type="float" office:value="141.593599784736">
            <text:p>141.59359978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996.9">
            <text:p>3996.9</text:p>
          </table:table-cell>
          <table:table-cell office:value-type="float" office:value="207.575022582198">
            <text:p>207.57502258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002.25">
            <text:p>4002.25</text:p>
          </table:table-cell>
          <table:table-cell office:value-type="float" office:value="122.05977019477">
            <text:p>122.05977019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03.65">
            <text:p>4003.65</text:p>
          </table:table-cell>
          <table:table-cell office:value-type="float" office:value="185.216974114145">
            <text:p>185.21697411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004.3">
            <text:p>4004.3</text:p>
          </table:table-cell>
          <table:table-cell office:value-type="float" office:value="159.85152485979">
            <text:p>159.85152485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04.6">
            <text:p>4004.6</text:p>
          </table:table-cell>
          <table:table-cell office:value-type="float" office:value="134.057226586261">
            <text:p>134.057226586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06.25">
            <text:p>4006.25</text:p>
          </table:table-cell>
          <table:table-cell office:value-type="float" office:value="102.87996646578">
            <text:p>102.87996646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06.3">
            <text:p>4006.3</text:p>
          </table:table-cell>
          <table:table-cell office:value-type="float" office:value="159.757660223227">
            <text:p>159.75766022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007.75">
            <text:p>4007.75</text:p>
          </table:table-cell>
          <table:table-cell office:value-type="float" office:value="246.980743176467">
            <text:p>246.98074317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10.55">
            <text:p>4010.55</text:p>
          </table:table-cell>
          <table:table-cell office:value-type="float" office:value="163.306605806379">
            <text:p>163.30660580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010.75">
            <text:p>4010.75</text:p>
          </table:table-cell>
          <table:table-cell office:value-type="float" office:value="180.541373374637">
            <text:p>180.54137337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022.45">
            <text:p>4022.45</text:p>
          </table:table-cell>
          <table:table-cell office:value-type="float" office:value="181.070283315623">
            <text:p>181.07028331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027.8">
            <text:p>4027.8</text:p>
          </table:table-cell>
          <table:table-cell office:value-type="float" office:value="108.671339367839">
            <text:p>108.67133936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28.15">
            <text:p>4028.15</text:p>
          </table:table-cell>
          <table:table-cell office:value-type="float" office:value="214.999831395283">
            <text:p>214.99983139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28.7">
            <text:p>4028.7</text:p>
          </table:table-cell>
          <table:table-cell office:value-type="float" office:value="176.697792855485">
            <text:p>176.697792855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29.75">
            <text:p>4029.75</text:p>
          </table:table-cell>
          <table:table-cell office:value-type="float" office:value="156.769855201821">
            <text:p>156.76985520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031.95">
            <text:p>4031.95</text:p>
          </table:table-cell>
          <table:table-cell office:value-type="float" office:value="134.178044031056">
            <text:p>134.17804403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41.55">
            <text:p>4041.55</text:p>
          </table:table-cell>
          <table:table-cell office:value-type="float" office:value="229.139799031072">
            <text:p>229.13979903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058.7">
            <text:p>4058.7</text:p>
          </table:table-cell>
          <table:table-cell office:value-type="float" office:value="171.550896237822">
            <text:p>171.55089623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59.55">
            <text:p>4059.55</text:p>
          </table:table-cell>
          <table:table-cell office:value-type="float" office:value="184.734803163887">
            <text:p>184.73480316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59.75">
            <text:p>4059.75</text:p>
          </table:table-cell>
          <table:table-cell office:value-type="float" office:value="164.255251057615">
            <text:p>164.255251057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061.6">
            <text:p>4061.6</text:p>
          </table:table-cell>
          <table:table-cell office:value-type="float" office:value="132.148552773006">
            <text:p>132.14855277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062.35">
            <text:p>4062.35</text:p>
          </table:table-cell>
          <table:table-cell office:value-type="float" office:value="167.584687546327">
            <text:p>167.58468754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063.1">
            <text:p>4063.1</text:p>
          </table:table-cell>
          <table:table-cell office:value-type="float" office:value="167.084080630083">
            <text:p>167.08408063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066.55">
            <text:p>4066.55</text:p>
          </table:table-cell>
          <table:table-cell office:value-type="float" office:value="152.481957949129">
            <text:p>152.48195794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67.95">
            <text:p>4067.95</text:p>
          </table:table-cell>
          <table:table-cell office:value-type="float" office:value="251.113017384603">
            <text:p>251.11301738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068.7">
            <text:p>4068.7</text:p>
          </table:table-cell>
          <table:table-cell office:value-type="float" office:value="175.639431791383">
            <text:p>175.639431791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84.15">
            <text:p>4084.15</text:p>
          </table:table-cell>
          <table:table-cell office:value-type="float" office:value="105.16381269239">
            <text:p>105.16381269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090.6">
            <text:p>4090.6</text:p>
          </table:table-cell>
          <table:table-cell office:value-type="float" office:value="186.319188491148">
            <text:p>186.31918849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093.65">
            <text:p>4093.65</text:p>
          </table:table-cell>
          <table:table-cell office:value-type="float" office:value="165.064010311152">
            <text:p>165.06401031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094.2">
            <text:p>4094.2</text:p>
          </table:table-cell>
          <table:table-cell office:value-type="float" office:value="142.75944802359">
            <text:p>142.759448023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95.35">
            <text:p>4095.35</text:p>
          </table:table-cell>
          <table:table-cell office:value-type="float" office:value="177.092144094536">
            <text:p>177.09214409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95.55">
            <text:p>4095.55</text:p>
          </table:table-cell>
          <table:table-cell office:value-type="float" office:value="152.853352923644">
            <text:p>152.85335292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101.55">
            <text:p>4101.55</text:p>
          </table:table-cell>
          <table:table-cell office:value-type="float" office:value="164.00227894758">
            <text:p>164.00227894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105.05">
            <text:p>4105.05</text:p>
          </table:table-cell>
          <table:table-cell office:value-type="float" office:value="206.232265904247">
            <text:p>206.23226590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105.75">
            <text:p>4105.75</text:p>
          </table:table-cell>
          <table:table-cell office:value-type="float" office:value="81.699984700121">
            <text:p>81.69998470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110.8">
            <text:p>4110.8</text:p>
          </table:table-cell>
          <table:table-cell office:value-type="float" office:value="273.103753178165">
            <text:p>273.10375317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112.65">
            <text:p>4112.65</text:p>
          </table:table-cell>
          <table:table-cell office:value-type="float" office:value="213.502523404291">
            <text:p>213.502523404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113.35">
            <text:p>4113.35</text:p>
          </table:table-cell>
          <table:table-cell office:value-type="float" office:value="182.766045807201">
            <text:p>182.76604580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117.45">
            <text:p>4117.45</text:p>
          </table:table-cell>
          <table:table-cell office:value-type="float" office:value="217.2550287105">
            <text:p>217.25502871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119.85">
            <text:p>4119.85</text:p>
          </table:table-cell>
          <table:table-cell office:value-type="float" office:value="167.113217610098">
            <text:p>167.11321761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121.35">
            <text:p>4121.35</text:p>
          </table:table-cell>
          <table:table-cell office:value-type="float" office:value="210.503271946067">
            <text:p>210.50327194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24.25">
            <text:p>4124.25</text:p>
          </table:table-cell>
          <table:table-cell office:value-type="float" office:value="137.403375140496">
            <text:p>137.40337514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124.9">
            <text:p>4124.9</text:p>
          </table:table-cell>
          <table:table-cell office:value-type="float" office:value="124.729266814168">
            <text:p>124.72926681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126.9">
            <text:p>4126.9</text:p>
          </table:table-cell>
          <table:table-cell office:value-type="float" office:value="223.37567011651">
            <text:p>223.37567011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127">
            <text:p>4127</text:p>
          </table:table-cell>
          <table:table-cell office:value-type="float" office:value="179.24145725808">
            <text:p>179.24145725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31.85">
            <text:p>4131.85</text:p>
          </table:table-cell>
          <table:table-cell office:value-type="float" office:value="168.824842662447">
            <text:p>168.82484266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32.65">
            <text:p>4132.65</text:p>
          </table:table-cell>
          <table:table-cell office:value-type="float" office:value="201.718931932528">
            <text:p>201.71893193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137">
            <text:p>4137</text:p>
          </table:table-cell>
          <table:table-cell office:value-type="float" office:value="185.656672382115">
            <text:p>185.65667238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138.1">
            <text:p>4138.1</text:p>
          </table:table-cell>
          <table:table-cell office:value-type="float" office:value="133.806165777217">
            <text:p>133.80616577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40.3">
            <text:p>4140.3</text:p>
          </table:table-cell>
          <table:table-cell office:value-type="float" office:value="168.444976179167">
            <text:p>168.44497617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42">
            <text:p>4142</text:p>
          </table:table-cell>
          <table:table-cell office:value-type="float" office:value="129.460804879315">
            <text:p>129.46080487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143.35">
            <text:p>4143.35</text:p>
          </table:table-cell>
          <table:table-cell office:value-type="float" office:value="171.734176854812">
            <text:p>171.73417685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43.35">
            <text:p>4143.35</text:p>
          </table:table-cell>
          <table:table-cell office:value-type="float" office:value="146.380420480336">
            <text:p>146.38042048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147">
            <text:p>4147</text:p>
          </table:table-cell>
          <table:table-cell office:value-type="float" office:value="202.434927816323">
            <text:p>202.43492781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161.5">
            <text:p>4161.5</text:p>
          </table:table-cell>
          <table:table-cell office:value-type="float" office:value="209.361529417417">
            <text:p>209.36152941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163.1">
            <text:p>4163.1</text:p>
          </table:table-cell>
          <table:table-cell office:value-type="float" office:value="152.195564981375">
            <text:p>152.19556498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63.15">
            <text:p>4163.15</text:p>
          </table:table-cell>
          <table:table-cell office:value-type="float" office:value="120.727078569806">
            <text:p>120.72707856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163.2">
            <text:p>4163.2</text:p>
          </table:table-cell>
          <table:table-cell office:value-type="float" office:value="169.844811519222">
            <text:p>169.84481151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64.75">
            <text:p>4164.75</text:p>
          </table:table-cell>
          <table:table-cell office:value-type="float" office:value="135.373511072144">
            <text:p>135.37351107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165.55">
            <text:p>4165.55</text:p>
          </table:table-cell>
          <table:table-cell office:value-type="float" office:value="198.651824809137">
            <text:p>198.65182480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177.15">
            <text:p>4177.15</text:p>
          </table:table-cell>
          <table:table-cell office:value-type="float" office:value="169.631151325457">
            <text:p>169.63115132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177.35">
            <text:p>4177.35</text:p>
          </table:table-cell>
          <table:table-cell office:value-type="float" office:value="173.238354586968">
            <text:p>173.2383545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177.55">
            <text:p>4177.55</text:p>
          </table:table-cell>
          <table:table-cell office:value-type="float" office:value="160.046391711903">
            <text:p>160.04639171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179.25">
            <text:p>4179.25</text:p>
          </table:table-cell>
          <table:table-cell office:value-type="float" office:value="184.43776050473">
            <text:p>184.43776050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81.7">
            <text:p>4181.7</text:p>
          </table:table-cell>
          <table:table-cell office:value-type="float" office:value="208.34325043063">
            <text:p>208.34325043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185.65">
            <text:p>4185.65</text:p>
          </table:table-cell>
          <table:table-cell office:value-type="float" office:value="141.633779516046">
            <text:p>141.6337795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186.4">
            <text:p>4186.4</text:p>
          </table:table-cell>
          <table:table-cell office:value-type="float" office:value="201.406653316121">
            <text:p>201.406653316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187.5">
            <text:p>4187.5</text:p>
          </table:table-cell>
          <table:table-cell office:value-type="float" office:value="162.701720949718">
            <text:p>162.70172094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194.25">
            <text:p>4194.25</text:p>
          </table:table-cell>
          <table:table-cell office:value-type="float" office:value="152.990154912007">
            <text:p>152.9901549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05.2">
            <text:p>4205.2</text:p>
          </table:table-cell>
          <table:table-cell office:value-type="float" office:value="164.252732092955">
            <text:p>164.2527320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205.5">
            <text:p>4205.5</text:p>
          </table:table-cell>
          <table:table-cell office:value-type="float" office:value="168.333745874082">
            <text:p>168.33374587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217.25">
            <text:p>4217.25</text:p>
          </table:table-cell>
          <table:table-cell office:value-type="float" office:value="138.70215391262">
            <text:p>138.70215391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219.5">
            <text:p>4219.5</text:p>
          </table:table-cell>
          <table:table-cell office:value-type="float" office:value="241.202300984049">
            <text:p>241.20230098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24.65">
            <text:p>4224.65</text:p>
          </table:table-cell>
          <table:table-cell office:value-type="float" office:value="184.593411312538">
            <text:p>184.59341131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224.8">
            <text:p>4224.8</text:p>
          </table:table-cell>
          <table:table-cell office:value-type="float" office:value="212.244340325013">
            <text:p>212.2443403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229.35">
            <text:p>4229.35</text:p>
          </table:table-cell>
          <table:table-cell office:value-type="float" office:value="232.810282204202">
            <text:p>232.81028220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32.1">
            <text:p>4232.1</text:p>
          </table:table-cell>
          <table:table-cell office:value-type="float" office:value="195.043559237418">
            <text:p>195.04355923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232.15">
            <text:p>4232.15</text:p>
          </table:table-cell>
          <table:table-cell office:value-type="float" office:value="182.07808077855">
            <text:p>182.07808077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234.55">
            <text:p>4234.55</text:p>
          </table:table-cell>
          <table:table-cell office:value-type="float" office:value="156.125102081632">
            <text:p>156.12510208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236.75">
            <text:p>4236.75</text:p>
          </table:table-cell>
          <table:table-cell office:value-type="float" office:value="169.592120984437">
            <text:p>169.59212098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245.55">
            <text:p>4245.55</text:p>
          </table:table-cell>
          <table:table-cell office:value-type="float" office:value="236.39278225022">
            <text:p>236.39278225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246.45">
            <text:p>4246.45</text:p>
          </table:table-cell>
          <table:table-cell office:value-type="float" office:value="190.900098218938">
            <text:p>190.90009821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248.25">
            <text:p>4248.25</text:p>
          </table:table-cell>
          <table:table-cell office:value-type="float" office:value="220.943177084064">
            <text:p>220.94317708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249.3">
            <text:p>4249.3</text:p>
          </table:table-cell>
          <table:table-cell office:value-type="float" office:value="172.544515995148">
            <text:p>172.544515995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249.65">
            <text:p>4249.65</text:p>
          </table:table-cell>
          <table:table-cell office:value-type="float" office:value="218.677908120596">
            <text:p>218.67790812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251.85">
            <text:p>4251.85</text:p>
          </table:table-cell>
          <table:table-cell office:value-type="float" office:value="172.900339791453">
            <text:p>172.90033979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52.8">
            <text:p>4252.8</text:p>
          </table:table-cell>
          <table:table-cell office:value-type="float" office:value="109.87156137964">
            <text:p>109.87156137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255.5">
            <text:p>4255.5</text:p>
          </table:table-cell>
          <table:table-cell office:value-type="float" office:value="163.050452314613">
            <text:p>163.050452314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265.65">
            <text:p>4265.65</text:p>
          </table:table-cell>
          <table:table-cell office:value-type="float" office:value="127.885603177215">
            <text:p>127.88560317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266.2">
            <text:p>4266.2</text:p>
          </table:table-cell>
          <table:table-cell office:value-type="float" office:value="241.562745472062">
            <text:p>241.56274547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267.75">
            <text:p>4267.75</text:p>
          </table:table-cell>
          <table:table-cell office:value-type="float" office:value="84.9446143083833">
            <text:p>84.94461430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271.5">
            <text:p>4271.5</text:p>
          </table:table-cell>
          <table:table-cell office:value-type="float" office:value="85.5987733556971">
            <text:p>85.59877335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276.05">
            <text:p>4276.05</text:p>
          </table:table-cell>
          <table:table-cell office:value-type="float" office:value="184.810842484958">
            <text:p>184.8108424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77.3">
            <text:p>4277.3</text:p>
          </table:table-cell>
          <table:table-cell office:value-type="float" office:value="162.427245251528">
            <text:p>162.42724525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288.6">
            <text:p>4288.6</text:p>
          </table:table-cell>
          <table:table-cell office:value-type="float" office:value="203.537318445537">
            <text:p>203.537318445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89.6">
            <text:p>4289.6</text:p>
          </table:table-cell>
          <table:table-cell office:value-type="float" office:value="221.737773056374">
            <text:p>221.73777305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90.7">
            <text:p>4290.7</text:p>
          </table:table-cell>
          <table:table-cell office:value-type="float" office:value="161.256348712229">
            <text:p>161.25634871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292.35">
            <text:p>4292.35</text:p>
          </table:table-cell>
          <table:table-cell office:value-type="float" office:value="78.3506700673325">
            <text:p>78.350670067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303.1">
            <text:p>4303.1</text:p>
          </table:table-cell>
          <table:table-cell office:value-type="float" office:value="191.448661525747">
            <text:p>191.44866152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305.8">
            <text:p>4305.8</text:p>
          </table:table-cell>
          <table:table-cell office:value-type="float" office:value="153.856296588732">
            <text:p>153.85629658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310.8">
            <text:p>4310.8</text:p>
          </table:table-cell>
          <table:table-cell office:value-type="float" office:value="116.169531289405">
            <text:p>116.16953128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11.85">
            <text:p>4311.85</text:p>
          </table:table-cell>
          <table:table-cell office:value-type="float" office:value="197.013013529564">
            <text:p>197.01301352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329.75">
            <text:p>4329.75</text:p>
          </table:table-cell>
          <table:table-cell office:value-type="float" office:value="214.938101554843">
            <text:p>214.93810155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343.65">
            <text:p>4343.65</text:p>
          </table:table-cell>
          <table:table-cell office:value-type="float" office:value="162.92644812921">
            <text:p>162.92644812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367.2">
            <text:p>4367.2</text:p>
          </table:table-cell>
          <table:table-cell office:value-type="float" office:value="155.976793145647">
            <text:p>155.97679314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372.25">
            <text:p>4372.25</text:p>
          </table:table-cell>
          <table:table-cell office:value-type="float" office:value="173.510194225008">
            <text:p>173.5101942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372.8">
            <text:p>4372.8</text:p>
          </table:table-cell>
          <table:table-cell office:value-type="float" office:value="213.268985086908">
            <text:p>213.268985086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375.2">
            <text:p>4375.2</text:p>
          </table:table-cell>
          <table:table-cell office:value-type="float" office:value="169.655710189784">
            <text:p>169.65571018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394.8">
            <text:p>4394.8</text:p>
          </table:table-cell>
          <table:table-cell office:value-type="float" office:value="179.503091895377">
            <text:p>179.50309189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428.3">
            <text:p>4428.3</text:p>
          </table:table-cell>
          <table:table-cell office:value-type="float" office:value="252.840483309141">
            <text:p>252.84048330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441.5">
            <text:p>4441.5</text:p>
          </table:table-cell>
          <table:table-cell office:value-type="float" office:value="197.951888094052">
            <text:p>197.95188809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450.75">
            <text:p>4450.75</text:p>
          </table:table-cell>
          <table:table-cell office:value-type="float" office:value="190.948913325004">
            <text:p>190.9489133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475.15">
            <text:p>4475.15</text:p>
          </table:table-cell>
          <table:table-cell office:value-type="float" office:value="221.268451208029">
            <text:p>221.2684512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476.6">
            <text:p>4476.6</text:p>
          </table:table-cell>
          <table:table-cell office:value-type="float" office:value="213.599953183515">
            <text:p>213.5999531835</text:p>
          </table:table-cell>
        </table:table-row>
        <table:table-row table:style-name="ro2" table:number-rows-repeated="104828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JV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556.05">
            <text:p>3556.05</text:p>
          </table:table-cell>
          <table:table-cell office:value-type="float" office:value="144.851121845846">
            <text:p>144.85112184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581.2">
            <text:p>3581.2</text:p>
          </table:table-cell>
          <table:table-cell office:value-type="float" office:value="194.179195590053">
            <text:p>194.17919559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628.65">
            <text:p>3628.65</text:p>
          </table:table-cell>
          <table:table-cell office:value-type="float" office:value="140.733533672682">
            <text:p>140.73353367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638.4">
            <text:p>3638.4</text:p>
          </table:table-cell>
          <table:table-cell office:value-type="float" office:value="150.88054877949">
            <text:p>150.88054877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665.05">
            <text:p>3665.05</text:p>
          </table:table-cell>
          <table:table-cell office:value-type="float" office:value="123.29820558305">
            <text:p>123.29820558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666.15">
            <text:p>3666.15</text:p>
          </table:table-cell>
          <table:table-cell office:value-type="float" office:value="134.579075268037">
            <text:p>134.5790752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667.4">
            <text:p>3667.4</text:p>
          </table:table-cell>
          <table:table-cell office:value-type="float" office:value="151.918201674454">
            <text:p>151.91820167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668.7">
            <text:p>3668.7</text:p>
          </table:table-cell>
          <table:table-cell office:value-type="float" office:value="161.626761397981">
            <text:p>161.6267613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671.15">
            <text:p>3671.15</text:p>
          </table:table-cell>
          <table:table-cell office:value-type="float" office:value="143.187036773585">
            <text:p>143.18703677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679.95">
            <text:p>3679.95</text:p>
          </table:table-cell>
          <table:table-cell office:value-type="float" office:value="137.922976693515">
            <text:p>137.92297669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683.2">
            <text:p>3683.2</text:p>
          </table:table-cell>
          <table:table-cell office:value-type="float" office:value="144.702315116241">
            <text:p>144.70231511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683.8">
            <text:p>3683.8</text:p>
          </table:table-cell>
          <table:table-cell office:value-type="float" office:value="136.035877620575">
            <text:p>136.0358776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87.95">
            <text:p>3687.95</text:p>
          </table:table-cell>
          <table:table-cell office:value-type="float" office:value="114.173322190431">
            <text:p>114.17332219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690.15">
            <text:p>3690.15</text:p>
          </table:table-cell>
          <table:table-cell office:value-type="float" office:value="136.750237659757">
            <text:p>136.75023765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91.7">
            <text:p>3691.7</text:p>
          </table:table-cell>
          <table:table-cell office:value-type="float" office:value="159.159385522815">
            <text:p>159.15938552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03.1">
            <text:p>3703.1</text:p>
          </table:table-cell>
          <table:table-cell office:value-type="float" office:value="137.540866654242">
            <text:p>137.540866654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705.85">
            <text:p>3705.85</text:p>
          </table:table-cell>
          <table:table-cell office:value-type="float" office:value="148.485445414694">
            <text:p>148.48544541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707.75">
            <text:p>3707.75</text:p>
          </table:table-cell>
          <table:table-cell office:value-type="float" office:value="133.090523704733">
            <text:p>133.09052370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712.75">
            <text:p>3712.75</text:p>
          </table:table-cell>
          <table:table-cell office:value-type="float" office:value="138.346982258378">
            <text:p>138.34698225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712.95">
            <text:p>3712.95</text:p>
          </table:table-cell>
          <table:table-cell office:value-type="float" office:value="141.77322561048">
            <text:p>141.77322561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3714.45">
            <text:p>3714.45</text:p>
          </table:table-cell>
          <table:table-cell office:value-type="float" office:value="137.127486303804">
            <text:p>137.12748630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726.1">
            <text:p>3726.1</text:p>
          </table:table-cell>
          <table:table-cell office:value-type="float" office:value="178.725459853934">
            <text:p>178.725459853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37.15">
            <text:p>3737.15</text:p>
          </table:table-cell>
          <table:table-cell office:value-type="float" office:value="155.962583653901">
            <text:p>155.962583653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752.8">
            <text:p>3752.8</text:p>
          </table:table-cell>
          <table:table-cell office:value-type="float" office:value="153.07534092727">
            <text:p>153.07534092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752.9">
            <text:p>3752.9</text:p>
          </table:table-cell>
          <table:table-cell office:value-type="float" office:value="118.114309040014">
            <text:p>118.114309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53.6">
            <text:p>3753.6</text:p>
          </table:table-cell>
          <table:table-cell office:value-type="float" office:value="162.89917126861">
            <text:p>162.89917126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754.9">
            <text:p>3754.9</text:p>
          </table:table-cell>
          <table:table-cell office:value-type="float" office:value="231.053435378053">
            <text:p>231.05343537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757.9">
            <text:p>3757.9</text:p>
          </table:table-cell>
          <table:table-cell office:value-type="float" office:value="124.322121925263">
            <text:p>124.32212192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758.9">
            <text:p>3758.9</text:p>
          </table:table-cell>
          <table:table-cell office:value-type="float" office:value="148.49239037742">
            <text:p>148.49239037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60.2">
            <text:p>3760.2</text:p>
          </table:table-cell>
          <table:table-cell office:value-type="float" office:value="153.576886281758">
            <text:p>153.57688628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760.85">
            <text:p>3760.85</text:p>
          </table:table-cell>
          <table:table-cell office:value-type="float" office:value="110.924422468634">
            <text:p>110.92442246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762.7">
            <text:p>3762.7</text:p>
          </table:table-cell>
          <table:table-cell office:value-type="float" office:value="123.056531724245">
            <text:p>123.056531724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768.75">
            <text:p>3768.75</text:p>
          </table:table-cell>
          <table:table-cell office:value-type="float" office:value="131.519152597635">
            <text:p>131.51915259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74.3">
            <text:p>3774.3</text:p>
          </table:table-cell>
          <table:table-cell office:value-type="float" office:value="111.054986380621">
            <text:p>111.05498638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74.6">
            <text:p>3774.6</text:p>
          </table:table-cell>
          <table:table-cell office:value-type="float" office:value="126.593206768768">
            <text:p>126.59320676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774.9">
            <text:p>3774.9</text:p>
          </table:table-cell>
          <table:table-cell office:value-type="float" office:value="189.471343479694">
            <text:p>189.47134347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76.95">
            <text:p>3776.95</text:p>
          </table:table-cell>
          <table:table-cell office:value-type="float" office:value="104.168841310634">
            <text:p>104.16884131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777.1">
            <text:p>3777.1</text:p>
          </table:table-cell>
          <table:table-cell office:value-type="float" office:value="157.297457067812">
            <text:p>157.29745706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780.1">
            <text:p>3780.1</text:p>
          </table:table-cell>
          <table:table-cell office:value-type="float" office:value="147.701015568614">
            <text:p>147.70101556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780.15">
            <text:p>3780.15</text:p>
          </table:table-cell>
          <table:table-cell office:value-type="float" office:value="117.035154974905">
            <text:p>117.03515497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81.95">
            <text:p>3781.95</text:p>
          </table:table-cell>
          <table:table-cell office:value-type="float" office:value="144.234002579142">
            <text:p>144.23400257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783.85">
            <text:p>3783.85</text:p>
          </table:table-cell>
          <table:table-cell office:value-type="float" office:value="139.580541265608">
            <text:p>139.58054126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92.85">
            <text:p>3792.85</text:p>
          </table:table-cell>
          <table:table-cell office:value-type="float" office:value="116.469427318932">
            <text:p>116.46942731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795.8">
            <text:p>3795.8</text:p>
          </table:table-cell>
          <table:table-cell office:value-type="float" office:value="133.620582246898">
            <text:p>133.62058224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799.9">
            <text:p>3799.9</text:p>
          </table:table-cell>
          <table:table-cell office:value-type="float" office:value="153.423889925917">
            <text:p>153.42388992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14.85">
            <text:p>3814.85</text:p>
          </table:table-cell>
          <table:table-cell office:value-type="float" office:value="106.564663467774">
            <text:p>106.56466346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815.1">
            <text:p>3815.1</text:p>
          </table:table-cell>
          <table:table-cell office:value-type="float" office:value="155.13926002144">
            <text:p>155.13926002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817.65">
            <text:p>3817.65</text:p>
          </table:table-cell>
          <table:table-cell office:value-type="float" office:value="151.094763310976">
            <text:p>151.0947633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839.5">
            <text:p>3839.5</text:p>
          </table:table-cell>
          <table:table-cell office:value-type="float" office:value="142.372925797007">
            <text:p>142.3729257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841.45">
            <text:p>3841.45</text:p>
          </table:table-cell>
          <table:table-cell office:value-type="float" office:value="206.177223523841">
            <text:p>206.17722352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842.6">
            <text:p>3842.6</text:p>
          </table:table-cell>
          <table:table-cell office:value-type="float" office:value="199.749443053041">
            <text:p>199.7494430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847.45">
            <text:p>3847.45</text:p>
          </table:table-cell>
          <table:table-cell office:value-type="float" office:value="159.604660019687">
            <text:p>159.60466001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866.4">
            <text:p>3866.4</text:p>
          </table:table-cell>
          <table:table-cell office:value-type="float" office:value="131.279625227984">
            <text:p>131.2796252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868.55">
            <text:p>3868.55</text:p>
          </table:table-cell>
          <table:table-cell office:value-type="float" office:value="91.610302368238">
            <text:p>91.61030236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870.25">
            <text:p>3870.25</text:p>
          </table:table-cell>
          <table:table-cell office:value-type="float" office:value="137.105388296741">
            <text:p>137.10538829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71.55">
            <text:p>3871.55</text:p>
          </table:table-cell>
          <table:table-cell office:value-type="float" office:value="127.178801299588">
            <text:p>127.17880129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888.9">
            <text:p>3888.9</text:p>
          </table:table-cell>
          <table:table-cell office:value-type="float" office:value="47.4582974831588">
            <text:p>47.45829748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900.25">
            <text:p>3900.25</text:p>
          </table:table-cell>
          <table:table-cell office:value-type="float" office:value="83.037265730514">
            <text:p>83.03726573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904.4">
            <text:p>3904.4</text:p>
          </table:table-cell>
          <table:table-cell office:value-type="float" office:value="129.093144666942">
            <text:p>129.09314466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904.85">
            <text:p>3904.85</text:p>
          </table:table-cell>
          <table:table-cell office:value-type="float" office:value="144.217986048898">
            <text:p>144.21798604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925.75">
            <text:p>3925.75</text:p>
          </table:table-cell>
          <table:table-cell office:value-type="float" office:value="144.605281715434">
            <text:p>144.60528171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938.55">
            <text:p>3938.55</text:p>
          </table:table-cell>
          <table:table-cell office:value-type="float" office:value="172.899530074549">
            <text:p>172.89953007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940.3">
            <text:p>3940.3</text:p>
          </table:table-cell>
          <table:table-cell office:value-type="float" office:value="130.344965380332">
            <text:p>130.34496538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956.75">
            <text:p>3956.75</text:p>
          </table:table-cell>
          <table:table-cell office:value-type="float" office:value="180.767495695437">
            <text:p>180.76749569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957.5">
            <text:p>3957.5</text:p>
          </table:table-cell>
          <table:table-cell office:value-type="float" office:value="196.158736741446">
            <text:p>196.15873674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957.6">
            <text:p>3957.6</text:p>
          </table:table-cell>
          <table:table-cell office:value-type="float" office:value="58.0839048274133">
            <text:p>58.08390482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957.95">
            <text:p>3957.95</text:p>
          </table:table-cell>
          <table:table-cell office:value-type="float" office:value="132.696071908704">
            <text:p>132.69607190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59.15">
            <text:p>3959.15</text:p>
          </table:table-cell>
          <table:table-cell office:value-type="float" office:value="62.2930774645145">
            <text:p>62.29307746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963.1">
            <text:p>3963.1</text:p>
          </table:table-cell>
          <table:table-cell office:value-type="float" office:value="111.751912735308">
            <text:p>111.75191273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968.75">
            <text:p>3968.75</text:p>
          </table:table-cell>
          <table:table-cell office:value-type="float" office:value="165.81974399932">
            <text:p>165.81974399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69.15">
            <text:p>3969.15</text:p>
          </table:table-cell>
          <table:table-cell office:value-type="float" office:value="151.374130881072">
            <text:p>151.37413088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972.75">
            <text:p>3972.75</text:p>
          </table:table-cell>
          <table:table-cell office:value-type="float" office:value="164.201971669039">
            <text:p>164.2019716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975.9">
            <text:p>3975.9</text:p>
          </table:table-cell>
          <table:table-cell office:value-type="float" office:value="142.896780929453">
            <text:p>142.89678092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76.85">
            <text:p>3976.85</text:p>
          </table:table-cell>
          <table:table-cell office:value-type="float" office:value="122.983850565837">
            <text:p>122.98385056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78.85">
            <text:p>3978.85</text:p>
          </table:table-cell>
          <table:table-cell office:value-type="float" office:value="130.985600353627">
            <text:p>130.98560035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79.9">
            <text:p>3979.9</text:p>
          </table:table-cell>
          <table:table-cell office:value-type="float" office:value="155.046089921675">
            <text:p>155.04608992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980.75">
            <text:p>3980.75</text:p>
          </table:table-cell>
          <table:table-cell office:value-type="float" office:value="158.58463828505">
            <text:p>158.58463828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981.65">
            <text:p>3981.65</text:p>
          </table:table-cell>
          <table:table-cell office:value-type="float" office:value="123.320020677909">
            <text:p>123.32002067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988.8">
            <text:p>3988.8</text:p>
          </table:table-cell>
          <table:table-cell office:value-type="float" office:value="155.33499283806">
            <text:p>155.33499283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91.85">
            <text:p>3991.85</text:p>
          </table:table-cell>
          <table:table-cell office:value-type="float" office:value="175.590795601592">
            <text:p>175.59079560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998.8">
            <text:p>3998.8</text:p>
          </table:table-cell>
          <table:table-cell office:value-type="float" office:value="159.774716397808">
            <text:p>159.77471639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002.5">
            <text:p>4002.5</text:p>
          </table:table-cell>
          <table:table-cell office:value-type="float" office:value="145.345622569102">
            <text:p>145.34562256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003.9">
            <text:p>4003.9</text:p>
          </table:table-cell>
          <table:table-cell office:value-type="float" office:value="135.263409686434">
            <text:p>135.26340968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08.25">
            <text:p>4008.25</text:p>
          </table:table-cell>
          <table:table-cell office:value-type="float" office:value="186.262684131846">
            <text:p>186.26268413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17.3">
            <text:p>4017.3</text:p>
          </table:table-cell>
          <table:table-cell office:value-type="float" office:value="153.362022678367">
            <text:p>153.36202267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18.35">
            <text:p>4018.35</text:p>
          </table:table-cell>
          <table:table-cell office:value-type="float" office:value="177.086214878516">
            <text:p>177.08621487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20.45">
            <text:p>4020.45</text:p>
          </table:table-cell>
          <table:table-cell office:value-type="float" office:value="194.51567417563">
            <text:p>194.51567417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22.9">
            <text:p>4022.9</text:p>
          </table:table-cell>
          <table:table-cell office:value-type="float" office:value="164.379104511492">
            <text:p>164.37910451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023.6">
            <text:p>4023.6</text:p>
          </table:table-cell>
          <table:table-cell office:value-type="float" office:value="270.989372485343">
            <text:p>270.98937248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026.4">
            <text:p>4026.4</text:p>
          </table:table-cell>
          <table:table-cell office:value-type="float" office:value="157.912444094821">
            <text:p>157.91244409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27.65">
            <text:p>4027.65</text:p>
          </table:table-cell>
          <table:table-cell office:value-type="float" office:value="153.453339813769">
            <text:p>153.45333981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032.15">
            <text:p>4032.15</text:p>
          </table:table-cell>
          <table:table-cell office:value-type="float" office:value="149.597217554338">
            <text:p>149.59721755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047.45">
            <text:p>4047.45</text:p>
          </table:table-cell>
          <table:table-cell office:value-type="float" office:value="180.24024938953">
            <text:p>180.24024938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060.85">
            <text:p>4060.85</text:p>
          </table:table-cell>
          <table:table-cell office:value-type="float" office:value="187.306773769664">
            <text:p>187.30677376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062.8">
            <text:p>4062.8</text:p>
          </table:table-cell>
          <table:table-cell office:value-type="float" office:value="158.695494580029">
            <text:p>158.695494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65.15">
            <text:p>4065.15</text:p>
          </table:table-cell>
          <table:table-cell office:value-type="float" office:value="153.312189665401">
            <text:p>153.31218966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080.25">
            <text:p>4080.25</text:p>
          </table:table-cell>
          <table:table-cell office:value-type="float" office:value="180.446356294606">
            <text:p>180.44635629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086.55">
            <text:p>4086.55</text:p>
          </table:table-cell>
          <table:table-cell office:value-type="float" office:value="183.098190870363">
            <text:p>183.09819087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092.75">
            <text:p>4092.75</text:p>
          </table:table-cell>
          <table:table-cell office:value-type="float" office:value="156.699992022974">
            <text:p>156.6999920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094.1">
            <text:p>4094.1</text:p>
          </table:table-cell>
          <table:table-cell office:value-type="float" office:value="154.541224273655">
            <text:p>154.54122427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100.75">
            <text:p>4100.75</text:p>
          </table:table-cell>
          <table:table-cell office:value-type="float" office:value="164.523820463786">
            <text:p>164.52382046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114.3">
            <text:p>4114.3</text:p>
          </table:table-cell>
          <table:table-cell office:value-type="float" office:value="189.733260131164">
            <text:p>189.73326013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114.7">
            <text:p>4114.7</text:p>
          </table:table-cell>
          <table:table-cell office:value-type="float" office:value="152.459207658967">
            <text:p>152.45920765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23.65">
            <text:p>4123.65</text:p>
          </table:table-cell>
          <table:table-cell office:value-type="float" office:value="174.942640599712">
            <text:p>174.94264059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128.8">
            <text:p>4128.8</text:p>
          </table:table-cell>
          <table:table-cell office:value-type="float" office:value="163.644309403046">
            <text:p>163.6443094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134.85">
            <text:p>4134.85</text:p>
          </table:table-cell>
          <table:table-cell office:value-type="float" office:value="182.511718801835">
            <text:p>182.51171880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40.5">
            <text:p>4140.5</text:p>
          </table:table-cell>
          <table:table-cell office:value-type="float" office:value="147.332447206988">
            <text:p>147.3324472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42.05">
            <text:p>4142.05</text:p>
          </table:table-cell>
          <table:table-cell office:value-type="float" office:value="169.40350498145">
            <text:p>169.40350498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42.1">
            <text:p>4142.1</text:p>
          </table:table-cell>
          <table:table-cell office:value-type="float" office:value="180.241754319026">
            <text:p>180.2417543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145.65">
            <text:p>4145.65</text:p>
          </table:table-cell>
          <table:table-cell office:value-type="float" office:value="162.1897885195">
            <text:p>162.18978851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147.05">
            <text:p>4147.05</text:p>
          </table:table-cell>
          <table:table-cell office:value-type="float" office:value="152.920068990306">
            <text:p>152.92006899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152.2">
            <text:p>4152.2</text:p>
          </table:table-cell>
          <table:table-cell office:value-type="float" office:value="160.817785086103">
            <text:p>160.81778508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153.7">
            <text:p>4153.7</text:p>
          </table:table-cell>
          <table:table-cell office:value-type="float" office:value="184.67487647214">
            <text:p>184.67487647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154.9">
            <text:p>4154.9</text:p>
          </table:table-cell>
          <table:table-cell office:value-type="float" office:value="141.256114911886">
            <text:p>141.25611491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167.45">
            <text:p>4167.45</text:p>
          </table:table-cell>
          <table:table-cell office:value-type="float" office:value="211.000586492076">
            <text:p>211.00058649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173.6">
            <text:p>4173.6</text:p>
          </table:table-cell>
          <table:table-cell office:value-type="float" office:value="167.151548003601">
            <text:p>167.15154800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74.95">
            <text:p>4174.95</text:p>
          </table:table-cell>
          <table:table-cell office:value-type="float" office:value="161.11190986392">
            <text:p>161.11190986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176.15">
            <text:p>4176.15</text:p>
          </table:table-cell>
          <table:table-cell office:value-type="float" office:value="191.590259407935">
            <text:p>191.59025940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179.25">
            <text:p>4179.25</text:p>
          </table:table-cell>
          <table:table-cell office:value-type="float" office:value="199.005244905756">
            <text:p>199.00524490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185.4">
            <text:p>4185.4</text:p>
          </table:table-cell>
          <table:table-cell office:value-type="float" office:value="138.289334368201">
            <text:p>138.28933436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191.5">
            <text:p>4191.5</text:p>
          </table:table-cell>
          <table:table-cell office:value-type="float" office:value="153.19448423491">
            <text:p>153.19448423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191.55">
            <text:p>4191.55</text:p>
          </table:table-cell>
          <table:table-cell office:value-type="float" office:value="138.763638969292">
            <text:p>138.76363896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196.3">
            <text:p>4196.3</text:p>
          </table:table-cell>
          <table:table-cell office:value-type="float" office:value="145.640344685118">
            <text:p>145.64034468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205.7">
            <text:p>4205.7</text:p>
          </table:table-cell>
          <table:table-cell office:value-type="float" office:value="184.260983390407">
            <text:p>184.26098339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08.05">
            <text:p>4208.05</text:p>
          </table:table-cell>
          <table:table-cell office:value-type="float" office:value="171.705700254826">
            <text:p>171.70570025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208.9">
            <text:p>4208.9</text:p>
          </table:table-cell>
          <table:table-cell office:value-type="float" office:value="150.218474230036">
            <text:p>150.218474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218.75">
            <text:p>4218.75</text:p>
          </table:table-cell>
          <table:table-cell office:value-type="float" office:value="164.390959301295">
            <text:p>164.39095930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225.55">
            <text:p>4225.55</text:p>
          </table:table-cell>
          <table:table-cell office:value-type="float" office:value="145.288497480014">
            <text:p>145.288497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226.05">
            <text:p>4226.05</text:p>
          </table:table-cell>
          <table:table-cell office:value-type="float" office:value="166.097403652194">
            <text:p>166.09740365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227.1">
            <text:p>4227.1</text:p>
          </table:table-cell>
          <table:table-cell office:value-type="float" office:value="173.770221844826">
            <text:p>173.77022184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234.35">
            <text:p>4234.35</text:p>
          </table:table-cell>
          <table:table-cell office:value-type="float" office:value="171.292520268691">
            <text:p>171.29252026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241.3">
            <text:p>4241.3</text:p>
          </table:table-cell>
          <table:table-cell office:value-type="float" office:value="205.689596236659">
            <text:p>205.68959623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43.75">
            <text:p>4243.75</text:p>
          </table:table-cell>
          <table:table-cell office:value-type="float" office:value="178.321584503952">
            <text:p>178.3215845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244.45">
            <text:p>4244.45</text:p>
          </table:table-cell>
          <table:table-cell office:value-type="float" office:value="191.730403170702">
            <text:p>191.73040317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44.9">
            <text:p>4244.9</text:p>
          </table:table-cell>
          <table:table-cell office:value-type="float" office:value="213.70514734091">
            <text:p>213.70514734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45.15">
            <text:p>4245.15</text:p>
          </table:table-cell>
          <table:table-cell office:value-type="float" office:value="179.609096373207">
            <text:p>179.60909637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248.6">
            <text:p>4248.6</text:p>
          </table:table-cell>
          <table:table-cell office:value-type="float" office:value="192.108667165227">
            <text:p>192.10866716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250.65">
            <text:p>4250.65</text:p>
          </table:table-cell>
          <table:table-cell office:value-type="float" office:value="211.318781701959">
            <text:p>211.3187817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251.3">
            <text:p>4251.3</text:p>
          </table:table-cell>
          <table:table-cell office:value-type="float" office:value="173.134658575341">
            <text:p>173.134658575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252.25">
            <text:p>4252.25</text:p>
          </table:table-cell>
          <table:table-cell office:value-type="float" office:value="211.788308223093">
            <text:p>211.78830822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61.25">
            <text:p>4261.25</text:p>
          </table:table-cell>
          <table:table-cell office:value-type="float" office:value="154.133992032906">
            <text:p>154.133992032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264.1">
            <text:p>4264.1</text:p>
          </table:table-cell>
          <table:table-cell office:value-type="float" office:value="145.625856220659">
            <text:p>145.62585622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265.75">
            <text:p>4265.75</text:p>
          </table:table-cell>
          <table:table-cell office:value-type="float" office:value="173.283835079906">
            <text:p>173.28383507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66.75">
            <text:p>4266.75</text:p>
          </table:table-cell>
          <table:table-cell office:value-type="float" office:value="175.465630537721">
            <text:p>175.465630537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267.4">
            <text:p>4267.4</text:p>
          </table:table-cell>
          <table:table-cell office:value-type="float" office:value="204.328265298759">
            <text:p>204.328265298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269.1">
            <text:p>4269.1</text:p>
          </table:table-cell>
          <table:table-cell office:value-type="float" office:value="204.921667961199">
            <text:p>204.92166796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70.3">
            <text:p>4270.3</text:p>
          </table:table-cell>
          <table:table-cell office:value-type="float" office:value="177.211765975062">
            <text:p>177.211765975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270.7">
            <text:p>4270.7</text:p>
          </table:table-cell>
          <table:table-cell office:value-type="float" office:value="151.8097822935">
            <text:p>151.80978229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270.8">
            <text:p>4270.8</text:p>
          </table:table-cell>
          <table:table-cell office:value-type="float" office:value="187.489359698091">
            <text:p>187.48935969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278.15">
            <text:p>4278.15</text:p>
          </table:table-cell>
          <table:table-cell office:value-type="float" office:value="136.818958847084">
            <text:p>136.81895884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278.6">
            <text:p>4278.6</text:p>
          </table:table-cell>
          <table:table-cell office:value-type="float" office:value="117.162878080047">
            <text:p>117.162878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283.7">
            <text:p>4283.7</text:p>
          </table:table-cell>
          <table:table-cell office:value-type="float" office:value="155.279457752788">
            <text:p>155.27945775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287">
            <text:p>4287</text:p>
          </table:table-cell>
          <table:table-cell office:value-type="float" office:value="162.632715036059">
            <text:p>162.63271503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88.15">
            <text:p>4288.15</text:p>
          </table:table-cell>
          <table:table-cell office:value-type="float" office:value="170.421910269777">
            <text:p>170.421910269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288.3">
            <text:p>4288.3</text:p>
          </table:table-cell>
          <table:table-cell office:value-type="float" office:value="142.000387323415">
            <text:p>142.00038732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290.8">
            <text:p>4290.8</text:p>
          </table:table-cell>
          <table:table-cell office:value-type="float" office:value="205.579327754519">
            <text:p>205.57932775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94.6">
            <text:p>4294.6</text:p>
          </table:table-cell>
          <table:table-cell office:value-type="float" office:value="147.733002406368">
            <text:p>147.73300240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298.6">
            <text:p>4298.6</text:p>
          </table:table-cell>
          <table:table-cell office:value-type="float" office:value="183.555822571772">
            <text:p>183.55582257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00.2">
            <text:p>4300.2</text:p>
          </table:table-cell>
          <table:table-cell office:value-type="float" office:value="197.389614721748">
            <text:p>197.38961472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02.3">
            <text:p>4302.3</text:p>
          </table:table-cell>
          <table:table-cell office:value-type="float" office:value="222.24313262731">
            <text:p>222.24313262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306.05">
            <text:p>4306.05</text:p>
          </table:table-cell>
          <table:table-cell office:value-type="float" office:value="160.697689778043">
            <text:p>160.6976897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310.45">
            <text:p>4310.45</text:p>
          </table:table-cell>
          <table:table-cell office:value-type="float" office:value="194.77743067409">
            <text:p>194.77743067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313.7">
            <text:p>4313.7</text:p>
          </table:table-cell>
          <table:table-cell office:value-type="float" office:value="176.561915485758">
            <text:p>176.56191548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314.25">
            <text:p>4314.25</text:p>
          </table:table-cell>
          <table:table-cell office:value-type="float" office:value="170.651655427072">
            <text:p>170.65165542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314.5">
            <text:p>4314.5</text:p>
          </table:table-cell>
          <table:table-cell office:value-type="float" office:value="171.239452229911">
            <text:p>171.23945222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314.7">
            <text:p>4314.7</text:p>
          </table:table-cell>
          <table:table-cell office:value-type="float" office:value="174.381793774465">
            <text:p>174.38179377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315.45">
            <text:p>4315.45</text:p>
          </table:table-cell>
          <table:table-cell office:value-type="float" office:value="200.374767623072">
            <text:p>200.374767623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322.55">
            <text:p>4322.55</text:p>
          </table:table-cell>
          <table:table-cell office:value-type="float" office:value="186.241637396153">
            <text:p>186.24163739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323.65">
            <text:p>4323.65</text:p>
          </table:table-cell>
          <table:table-cell office:value-type="float" office:value="97.1968492287687">
            <text:p>97.196849228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325.85">
            <text:p>4325.85</text:p>
          </table:table-cell>
          <table:table-cell office:value-type="float" office:value="183.202422200144">
            <text:p>183.20242220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328.25">
            <text:p>4328.25</text:p>
          </table:table-cell>
          <table:table-cell office:value-type="float" office:value="203.903868281109">
            <text:p>203.90386828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330.45">
            <text:p>4330.45</text:p>
          </table:table-cell>
          <table:table-cell office:value-type="float" office:value="126.129487036141">
            <text:p>126.12948703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331.2">
            <text:p>4331.2</text:p>
          </table:table-cell>
          <table:table-cell office:value-type="float" office:value="143.654655337027">
            <text:p>143.65465533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31.6">
            <text:p>4331.6</text:p>
          </table:table-cell>
          <table:table-cell office:value-type="float" office:value="191.327311171197">
            <text:p>191.32731117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331.7">
            <text:p>4331.7</text:p>
          </table:table-cell>
          <table:table-cell office:value-type="float" office:value="185.163738350682">
            <text:p>185.16373835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36.1">
            <text:p>4336.1</text:p>
          </table:table-cell>
          <table:table-cell office:value-type="float" office:value="258.893781308088">
            <text:p>258.89378130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38.4">
            <text:p>4338.4</text:p>
          </table:table-cell>
          <table:table-cell office:value-type="float" office:value="105.829768968849">
            <text:p>105.82976896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339.55">
            <text:p>4339.55</text:p>
          </table:table-cell>
          <table:table-cell office:value-type="float" office:value="107.547884683986">
            <text:p>107.5478846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340.2">
            <text:p>4340.2</text:p>
          </table:table-cell>
          <table:table-cell office:value-type="float" office:value="186.354393562374">
            <text:p>186.35439356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342.9">
            <text:p>4342.9</text:p>
          </table:table-cell>
          <table:table-cell office:value-type="float" office:value="181.84908578269">
            <text:p>181.84908578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347.5">
            <text:p>4347.5</text:p>
          </table:table-cell>
          <table:table-cell office:value-type="float" office:value="150.217342540733">
            <text:p>150.21734254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348.75">
            <text:p>4348.75</text:p>
          </table:table-cell>
          <table:table-cell office:value-type="float" office:value="255.358351145992">
            <text:p>255.3583511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58.55">
            <text:p>4358.55</text:p>
          </table:table-cell>
          <table:table-cell office:value-type="float" office:value="326.634731006977">
            <text:p>326.6347310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359.65">
            <text:p>4359.65</text:p>
          </table:table-cell>
          <table:table-cell office:value-type="float" office:value="137.515553665758">
            <text:p>137.51555366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359.7">
            <text:p>4359.7</text:p>
          </table:table-cell>
          <table:table-cell office:value-type="float" office:value="154.154500420844">
            <text:p>154.15450042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61.55">
            <text:p>4361.55</text:p>
          </table:table-cell>
          <table:table-cell office:value-type="float" office:value="213.786920787966">
            <text:p>213.7869207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367">
            <text:p>4367</text:p>
          </table:table-cell>
          <table:table-cell office:value-type="float" office:value="170.165213836436">
            <text:p>170.16521383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370.6">
            <text:p>4370.6</text:p>
          </table:table-cell>
          <table:table-cell office:value-type="float" office:value="256.869305289675">
            <text:p>256.869305289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371.2">
            <text:p>4371.2</text:p>
          </table:table-cell>
          <table:table-cell office:value-type="float" office:value="201.04715864692">
            <text:p>201.04715864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373.35">
            <text:p>4373.35</text:p>
          </table:table-cell>
          <table:table-cell office:value-type="float" office:value="294.147968716427">
            <text:p>294.14796871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376.85">
            <text:p>4376.85</text:p>
          </table:table-cell>
          <table:table-cell office:value-type="float" office:value="205.932822784519">
            <text:p>205.93282278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389.15">
            <text:p>4389.15</text:p>
          </table:table-cell>
          <table:table-cell office:value-type="float" office:value="203.029622222965">
            <text:p>203.0296222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389.25">
            <text:p>4389.25</text:p>
          </table:table-cell>
          <table:table-cell office:value-type="float" office:value="169.416019018273">
            <text:p>169.41601901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389.95">
            <text:p>4389.95</text:p>
          </table:table-cell>
          <table:table-cell office:value-type="float" office:value="133.878106873379">
            <text:p>133.87810687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90">
            <text:p>4390</text:p>
          </table:table-cell>
          <table:table-cell office:value-type="float" office:value="234.222970692458">
            <text:p>234.22297069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394">
            <text:p>4394</text:p>
          </table:table-cell>
          <table:table-cell office:value-type="float" office:value="97.4238163900388">
            <text:p>97.423816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98.7">
            <text:p>4398.7</text:p>
          </table:table-cell>
          <table:table-cell office:value-type="float" office:value="251.033085468828">
            <text:p>251.033085468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401.35">
            <text:p>4401.35</text:p>
          </table:table-cell>
          <table:table-cell office:value-type="float" office:value="175.072634926193">
            <text:p>175.07263492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404.3">
            <text:p>4404.3</text:p>
          </table:table-cell>
          <table:table-cell office:value-type="float" office:value="273.67793115266">
            <text:p>273.67793115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404.65">
            <text:p>4404.65</text:p>
          </table:table-cell>
          <table:table-cell office:value-type="float" office:value="184.048166250034">
            <text:p>184.048166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408.65">
            <text:p>4408.65</text:p>
          </table:table-cell>
          <table:table-cell office:value-type="float" office:value="338.146606518534">
            <text:p>338.14660651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417.85">
            <text:p>4417.85</text:p>
          </table:table-cell>
          <table:table-cell office:value-type="float" office:value="58.0674392409378">
            <text:p>58.06743924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420.9">
            <text:p>4420.9</text:p>
          </table:table-cell>
          <table:table-cell office:value-type="float" office:value="193.834697616294">
            <text:p>193.83469761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420.95">
            <text:p>4420.95</text:p>
          </table:table-cell>
          <table:table-cell office:value-type="float" office:value="78.8184464449789">
            <text:p>78.8184464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423.6">
            <text:p>4423.6</text:p>
          </table:table-cell>
          <table:table-cell office:value-type="float" office:value="184.549559739383">
            <text:p>184.54955973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427.3">
            <text:p>4427.3</text:p>
          </table:table-cell>
          <table:table-cell office:value-type="float" office:value="145.729235227527">
            <text:p>145.72923522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428.4">
            <text:p>4428.4</text:p>
          </table:table-cell>
          <table:table-cell office:value-type="float" office:value="95.4643388915463">
            <text:p>95.46433889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429.05">
            <text:p>4429.05</text:p>
          </table:table-cell>
          <table:table-cell office:value-type="float" office:value="66.4683947451719">
            <text:p>66.4683947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429.55">
            <text:p>4429.55</text:p>
          </table:table-cell>
          <table:table-cell office:value-type="float" office:value="227.529882652807">
            <text:p>227.52988265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429.9">
            <text:p>4429.9</text:p>
          </table:table-cell>
          <table:table-cell office:value-type="float" office:value="177.902192229326">
            <text:p>177.90219222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430.5">
            <text:p>4430.5</text:p>
          </table:table-cell>
          <table:table-cell office:value-type="float" office:value="66.83823755905">
            <text:p>66.83823755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431.15">
            <text:p>4431.15</text:p>
          </table:table-cell>
          <table:table-cell office:value-type="float" office:value="200.128277612136">
            <text:p>200.12827761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438.45">
            <text:p>4438.45</text:p>
          </table:table-cell>
          <table:table-cell office:value-type="float" office:value="160.669995643244">
            <text:p>160.669995643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440.05">
            <text:p>4440.05</text:p>
          </table:table-cell>
          <table:table-cell office:value-type="float" office:value="178.117791082194">
            <text:p>178.11779108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443.15">
            <text:p>4443.15</text:p>
          </table:table-cell>
          <table:table-cell office:value-type="float" office:value="162.451923657432">
            <text:p>162.45192365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444.05">
            <text:p>4444.05</text:p>
          </table:table-cell>
          <table:table-cell office:value-type="float" office:value="108.991043209981">
            <text:p>108.991043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445.05">
            <text:p>4445.05</text:p>
          </table:table-cell>
          <table:table-cell office:value-type="float" office:value="149.05618906976">
            <text:p>149.05618906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448.95">
            <text:p>4448.95</text:p>
          </table:table-cell>
          <table:table-cell office:value-type="float" office:value="73.1597396113464">
            <text:p>73.159739611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452.8">
            <text:p>4452.8</text:p>
          </table:table-cell>
          <table:table-cell office:value-type="float" office:value="252.843548464263">
            <text:p>252.843548464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452.9">
            <text:p>4452.9</text:p>
          </table:table-cell>
          <table:table-cell office:value-type="float" office:value="131.237151752086">
            <text:p>131.23715175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454.6">
            <text:p>4454.6</text:p>
          </table:table-cell>
          <table:table-cell office:value-type="float" office:value="53.2413373235496">
            <text:p>53.24133732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459.05">
            <text:p>4459.05</text:p>
          </table:table-cell>
          <table:table-cell office:value-type="float" office:value="233.708252956544">
            <text:p>233.70825295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63.6">
            <text:p>4463.6</text:p>
          </table:table-cell>
          <table:table-cell office:value-type="float" office:value="259.136334773802">
            <text:p>259.13633477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465.1">
            <text:p>4465.1</text:p>
          </table:table-cell>
          <table:table-cell office:value-type="float" office:value="183.513187537027">
            <text:p>183.5131875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65.15">
            <text:p>4465.15</text:p>
          </table:table-cell>
          <table:table-cell office:value-type="float" office:value="76.1388698366347">
            <text:p>76.13886983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465.45">
            <text:p>4465.45</text:p>
          </table:table-cell>
          <table:table-cell office:value-type="float" office:value="178.792750132661">
            <text:p>178.79275013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466.3">
            <text:p>4466.3</text:p>
          </table:table-cell>
          <table:table-cell office:value-type="float" office:value="154.506342911869">
            <text:p>154.50634291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470">
            <text:p>4470</text:p>
          </table:table-cell>
          <table:table-cell office:value-type="float" office:value="152.856468623346">
            <text:p>152.85646862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72.1">
            <text:p>4472.1</text:p>
          </table:table-cell>
          <table:table-cell office:value-type="float" office:value="138.831876743059">
            <text:p>138.831876743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472.3">
            <text:p>4472.3</text:p>
          </table:table-cell>
          <table:table-cell office:value-type="float" office:value="222.244932450664">
            <text:p>222.24493245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473.6">
            <text:p>4473.6</text:p>
          </table:table-cell>
          <table:table-cell office:value-type="float" office:value="180.114796726976">
            <text:p>180.11479672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76.3">
            <text:p>4476.3</text:p>
          </table:table-cell>
          <table:table-cell office:value-type="float" office:value="187.048683502451">
            <text:p>187.04868350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479.3">
            <text:p>4479.3</text:p>
          </table:table-cell>
          <table:table-cell office:value-type="float" office:value="175.469399041542">
            <text:p>175.46939904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484.15">
            <text:p>4484.15</text:p>
          </table:table-cell>
          <table:table-cell office:value-type="float" office:value="174.974362407754">
            <text:p>174.97436240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487.6">
            <text:p>4487.6</text:p>
          </table:table-cell>
          <table:table-cell office:value-type="float" office:value="155.292433814401">
            <text:p>155.29243381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491.05">
            <text:p>4491.05</text:p>
          </table:table-cell>
          <table:table-cell office:value-type="float" office:value="209.553925040788">
            <text:p>209.55392504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493.5">
            <text:p>4493.5</text:p>
          </table:table-cell>
          <table:table-cell office:value-type="float" office:value="152.6622088141">
            <text:p>152.66220881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495.15">
            <text:p>4495.15</text:p>
          </table:table-cell>
          <table:table-cell office:value-type="float" office:value="198.458629190066">
            <text:p>198.45862919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496.05">
            <text:p>4496.05</text:p>
          </table:table-cell>
          <table:table-cell office:value-type="float" office:value="170.145077801269">
            <text:p>170.14507780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496.3">
            <text:p>4496.3</text:p>
          </table:table-cell>
          <table:table-cell office:value-type="float" office:value="160.10718284949">
            <text:p>160.10718284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496.85">
            <text:p>4496.85</text:p>
          </table:table-cell>
          <table:table-cell office:value-type="float" office:value="224.635321131829">
            <text:p>224.63532113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497.5">
            <text:p>4497.5</text:p>
          </table:table-cell>
          <table:table-cell office:value-type="float" office:value="202.972042409786">
            <text:p>202.97204240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498.75">
            <text:p>4498.75</text:p>
          </table:table-cell>
          <table:table-cell office:value-type="float" office:value="216.090229996638">
            <text:p>216.09022999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499.7">
            <text:p>4499.7</text:p>
          </table:table-cell>
          <table:table-cell office:value-type="float" office:value="155.604659313274">
            <text:p>155.60465931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500.05">
            <text:p>4500.05</text:p>
          </table:table-cell>
          <table:table-cell office:value-type="float" office:value="164.359811085314">
            <text:p>164.35981108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7.85">
            <text:p>4507.85</text:p>
          </table:table-cell>
          <table:table-cell office:value-type="float" office:value="133.476318124228">
            <text:p>133.47631812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9.2">
            <text:p>4509.2</text:p>
          </table:table-cell>
          <table:table-cell office:value-type="float" office:value="227.142378256458">
            <text:p>227.14237825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516.6">
            <text:p>4516.6</text:p>
          </table:table-cell>
          <table:table-cell office:value-type="float" office:value="195.289375031004">
            <text:p>195.28937503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20.15">
            <text:p>4520.15</text:p>
          </table:table-cell>
          <table:table-cell office:value-type="float" office:value="169.033805790439">
            <text:p>169.03380579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527.1">
            <text:p>4527.1</text:p>
          </table:table-cell>
          <table:table-cell office:value-type="float" office:value="226.856099763705">
            <text:p>226.85609976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529.45">
            <text:p>4529.45</text:p>
          </table:table-cell>
          <table:table-cell office:value-type="float" office:value="188.995628256317">
            <text:p>188.99562825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32.15">
            <text:p>4532.15</text:p>
          </table:table-cell>
          <table:table-cell office:value-type="float" office:value="122.005030633987">
            <text:p>122.0050306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33.1">
            <text:p>4533.1</text:p>
          </table:table-cell>
          <table:table-cell office:value-type="float" office:value="191.210067726571">
            <text:p>191.21006772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538.7">
            <text:p>4538.7</text:p>
          </table:table-cell>
          <table:table-cell office:value-type="float" office:value="243.19089209919">
            <text:p>243.190892099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40">
            <text:p>4540</text:p>
          </table:table-cell>
          <table:table-cell office:value-type="float" office:value="163.650236785652">
            <text:p>163.65023678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540.7">
            <text:p>4540.7</text:p>
          </table:table-cell>
          <table:table-cell office:value-type="float" office:value="190.638427395948">
            <text:p>190.638427395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44.2">
            <text:p>4544.2</text:p>
          </table:table-cell>
          <table:table-cell office:value-type="float" office:value="162.257696273551">
            <text:p>162.25769627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545.25">
            <text:p>4545.25</text:p>
          </table:table-cell>
          <table:table-cell office:value-type="float" office:value="202.685933157681">
            <text:p>202.68593315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46.35">
            <text:p>4546.35</text:p>
          </table:table-cell>
          <table:table-cell office:value-type="float" office:value="241.92979870202">
            <text:p>241.9297987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548.7">
            <text:p>4548.7</text:p>
          </table:table-cell>
          <table:table-cell office:value-type="float" office:value="137.381985718652">
            <text:p>137.38198571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549.05">
            <text:p>4549.05</text:p>
          </table:table-cell>
          <table:table-cell office:value-type="float" office:value="205.98288157029">
            <text:p>205.98288157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52.35">
            <text:p>4552.35</text:p>
          </table:table-cell>
          <table:table-cell office:value-type="float" office:value="142.725006568576">
            <text:p>142.72500656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552.9">
            <text:p>4552.9</text:p>
          </table:table-cell>
          <table:table-cell office:value-type="float" office:value="173.830923601067">
            <text:p>173.83092360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56.75">
            <text:p>4556.75</text:p>
          </table:table-cell>
          <table:table-cell office:value-type="float" office:value="201.668261012981">
            <text:p>201.6682610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559.8">
            <text:p>4559.8</text:p>
          </table:table-cell>
          <table:table-cell office:value-type="float" office:value="158.932878914339">
            <text:p>158.93287891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563.4">
            <text:p>4563.4</text:p>
          </table:table-cell>
          <table:table-cell office:value-type="float" office:value="181.415655333271">
            <text:p>181.415655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564.85">
            <text:p>4564.85</text:p>
          </table:table-cell>
          <table:table-cell office:value-type="float" office:value="236.25077248551">
            <text:p>236.250772485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567.25">
            <text:p>4567.25</text:p>
          </table:table-cell>
          <table:table-cell office:value-type="float" office:value="181.718429169966">
            <text:p>181.7184291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579.1">
            <text:p>4579.1</text:p>
          </table:table-cell>
          <table:table-cell office:value-type="float" office:value="160.265373677535">
            <text:p>160.26537367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79.45">
            <text:p>4579.45</text:p>
          </table:table-cell>
          <table:table-cell office:value-type="float" office:value="178.766181085797">
            <text:p>178.76618108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584.75">
            <text:p>4584.75</text:p>
          </table:table-cell>
          <table:table-cell office:value-type="float" office:value="190.475162422821">
            <text:p>190.47516242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596.25">
            <text:p>4596.25</text:p>
          </table:table-cell>
          <table:table-cell office:value-type="float" office:value="185.05536333757">
            <text:p>185.055363337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603.25">
            <text:p>4603.25</text:p>
          </table:table-cell>
          <table:table-cell office:value-type="float" office:value="178.953310950091">
            <text:p>178.95331095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605.15">
            <text:p>4605.15</text:p>
          </table:table-cell>
          <table:table-cell office:value-type="float" office:value="194.866435026661">
            <text:p>194.86643502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609.25">
            <text:p>4609.25</text:p>
          </table:table-cell>
          <table:table-cell office:value-type="float" office:value="210.718740267685">
            <text:p>210.718740267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609.65">
            <text:p>4609.65</text:p>
          </table:table-cell>
          <table:table-cell office:value-type="float" office:value="223.431482786111">
            <text:p>223.431482786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624.7">
            <text:p>4624.7</text:p>
          </table:table-cell>
          <table:table-cell office:value-type="float" office:value="171.366303572202">
            <text:p>171.36630357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626.5">
            <text:p>4626.5</text:p>
          </table:table-cell>
          <table:table-cell office:value-type="float" office:value="168.849489190818">
            <text:p>168.84948919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640.9">
            <text:p>4640.9</text:p>
          </table:table-cell>
          <table:table-cell office:value-type="float" office:value="201.095474837203">
            <text:p>201.09547483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643.95">
            <text:p>4643.95</text:p>
          </table:table-cell>
          <table:table-cell office:value-type="float" office:value="201.868639218676">
            <text:p>201.86863921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667.35">
            <text:p>4667.35</text:p>
          </table:table-cell>
          <table:table-cell office:value-type="float" office:value="170.845039436327">
            <text:p>170.84503943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706.25">
            <text:p>4706.25</text:p>
          </table:table-cell>
          <table:table-cell office:value-type="float" office:value="194.636038543739">
            <text:p>194.63603854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716.15">
            <text:p>4716.15</text:p>
          </table:table-cell>
          <table:table-cell office:value-type="float" office:value="170.409294054051">
            <text:p>170.40929405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719.9">
            <text:p>4719.9</text:p>
          </table:table-cell>
          <table:table-cell office:value-type="float" office:value="179.559433057693">
            <text:p>179.55943305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758.6">
            <text:p>4758.6</text:p>
          </table:table-cell>
          <table:table-cell office:value-type="float" office:value="171.283799584199">
            <text:p>171.28379958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782.4">
            <text:p>4782.4</text:p>
          </table:table-cell>
          <table:table-cell office:value-type="float" office:value="207.747298418054">
            <text:p>207.74729841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794.3">
            <text:p>4794.3</text:p>
          </table:table-cell>
          <table:table-cell office:value-type="float" office:value="219.221600213118">
            <text:p>219.221600213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800.05">
            <text:p>4800.05</text:p>
          </table:table-cell>
          <table:table-cell office:value-type="float" office:value="187.491459805507">
            <text:p>187.4914598055</text:p>
          </table:table-cell>
        </table:table-row>
        <table:table-row table:style-name="ro2" table:number-rows-repeated="104828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JVM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575.95">
            <text:p>3575.95</text:p>
          </table:table-cell>
          <table:table-cell office:value-type="float" office:value="145.559429443784">
            <text:p>145.55942944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610.4">
            <text:p>3610.4</text:p>
          </table:table-cell>
          <table:table-cell office:value-type="float" office:value="126.473080139609">
            <text:p>126.47308013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646.85">
            <text:p>3646.85</text:p>
          </table:table-cell>
          <table:table-cell office:value-type="float" office:value="126.591972494309">
            <text:p>126.59197249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662.15">
            <text:p>3662.15</text:p>
          </table:table-cell>
          <table:table-cell office:value-type="float" office:value="121.863150706028">
            <text:p>121.8631507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667.65">
            <text:p>3667.65</text:p>
          </table:table-cell>
          <table:table-cell office:value-type="float" office:value="129.482151279626">
            <text:p>129.48215127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668">
            <text:p>3668</text:p>
          </table:table-cell>
          <table:table-cell office:value-type="float" office:value="129.889953422118">
            <text:p>129.88995342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83.8">
            <text:p>3683.8</text:p>
          </table:table-cell>
          <table:table-cell office:value-type="float" office:value="94.8370180889298">
            <text:p>94.83701808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690.05">
            <text:p>3690.05</text:p>
          </table:table-cell>
          <table:table-cell office:value-type="float" office:value="164.904965055634">
            <text:p>164.90496505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700.35">
            <text:p>3700.35</text:p>
          </table:table-cell>
          <table:table-cell office:value-type="float" office:value="94.9680340956893">
            <text:p>94.96803409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703.1">
            <text:p>3703.1</text:p>
          </table:table-cell>
          <table:table-cell office:value-type="float" office:value="78.215024132196">
            <text:p>78.21502413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12.85">
            <text:p>3712.85</text:p>
          </table:table-cell>
          <table:table-cell office:value-type="float" office:value="116.852588760369">
            <text:p>116.85258876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715.6">
            <text:p>3715.6</text:p>
          </table:table-cell>
          <table:table-cell office:value-type="float" office:value="115.615915859366">
            <text:p>115.61591585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730.05">
            <text:p>3730.05</text:p>
          </table:table-cell>
          <table:table-cell office:value-type="float" office:value="82.5102872374106">
            <text:p>82.51028723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31.6">
            <text:p>3731.6</text:p>
          </table:table-cell>
          <table:table-cell office:value-type="float" office:value="122.097665825355">
            <text:p>122.09766582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35.7">
            <text:p>3735.7</text:p>
          </table:table-cell>
          <table:table-cell office:value-type="float" office:value="140.917741963175">
            <text:p>140.91774196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747.5">
            <text:p>3747.5</text:p>
          </table:table-cell>
          <table:table-cell office:value-type="float" office:value="58.0572992826914">
            <text:p>58.05729928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747.7">
            <text:p>3747.7</text:p>
          </table:table-cell>
          <table:table-cell office:value-type="float" office:value="104.422746564147">
            <text:p>104.42274656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58.95">
            <text:p>3758.95</text:p>
          </table:table-cell>
          <table:table-cell office:value-type="float" office:value="91.7188502980712">
            <text:p>91.71885029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772.85">
            <text:p>3772.85</text:p>
          </table:table-cell>
          <table:table-cell office:value-type="float" office:value="62.9708464291215">
            <text:p>62.97084642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777.65">
            <text:p>3777.65</text:p>
          </table:table-cell>
          <table:table-cell office:value-type="float" office:value="49.4724923568643">
            <text:p>49.47249235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81.3">
            <text:p>3781.3</text:p>
          </table:table-cell>
          <table:table-cell office:value-type="float" office:value="200.881333129786">
            <text:p>200.88133312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87.5">
            <text:p>3787.5</text:p>
          </table:table-cell>
          <table:table-cell office:value-type="float" office:value="44.4527839398164">
            <text:p>44.45278393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787.7">
            <text:p>3787.7</text:p>
          </table:table-cell>
          <table:table-cell office:value-type="float" office:value="167.426132966153">
            <text:p>167.42613296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807.2">
            <text:p>3807.2</text:p>
          </table:table-cell>
          <table:table-cell office:value-type="float" office:value="74.8876491819579">
            <text:p>74.8876491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813.35">
            <text:p>3813.35</text:p>
          </table:table-cell>
          <table:table-cell office:value-type="float" office:value="92.7686773647226">
            <text:p>92.76867736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818.8">
            <text:p>3818.8</text:p>
          </table:table-cell>
          <table:table-cell office:value-type="float" office:value="76.1994750638087">
            <text:p>76.19947506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820.65">
            <text:p>3820.65</text:p>
          </table:table-cell>
          <table:table-cell office:value-type="float" office:value="165.316749000215">
            <text:p>165.3167490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822.95">
            <text:p>3822.95</text:p>
          </table:table-cell>
          <table:table-cell office:value-type="float" office:value="59.5243437595073">
            <text:p>59.52434375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24.25">
            <text:p>3824.25</text:p>
          </table:table-cell>
          <table:table-cell office:value-type="float" office:value="98.4026803496734">
            <text:p>98.40268034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826.35">
            <text:p>3826.35</text:p>
          </table:table-cell>
          <table:table-cell office:value-type="float" office:value="164.581674253241">
            <text:p>164.58167425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828.85">
            <text:p>3828.85</text:p>
          </table:table-cell>
          <table:table-cell office:value-type="float" office:value="70.4409504478751">
            <text:p>70.440950447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842.6">
            <text:p>3842.6</text:p>
          </table:table-cell>
          <table:table-cell office:value-type="float" office:value="105.407494989683">
            <text:p>105.40749498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842.7">
            <text:p>3842.7</text:p>
          </table:table-cell>
          <table:table-cell office:value-type="float" office:value="103.930313191099">
            <text:p>103.93031319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3844.7">
            <text:p>3844.7</text:p>
          </table:table-cell>
          <table:table-cell office:value-type="float" office:value="130.028112344985">
            <text:p>130.0281123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847.15">
            <text:p>3847.15</text:p>
          </table:table-cell>
          <table:table-cell office:value-type="float" office:value="101.810743539177">
            <text:p>101.81074353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847.5">
            <text:p>3847.5</text:p>
          </table:table-cell>
          <table:table-cell office:value-type="float" office:value="88.8901006861844">
            <text:p>88.89010068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848.8">
            <text:p>3848.8</text:p>
          </table:table-cell>
          <table:table-cell office:value-type="float" office:value="89.2342983386994">
            <text:p>89.23429833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852.1">
            <text:p>3852.1</text:p>
          </table:table-cell>
          <table:table-cell office:value-type="float" office:value="81.2076966795636">
            <text:p>81.20769667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853.25">
            <text:p>3853.25</text:p>
          </table:table-cell>
          <table:table-cell office:value-type="float" office:value="90.1875129937621">
            <text:p>90.18751299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854.8">
            <text:p>3854.8</text:p>
          </table:table-cell>
          <table:table-cell office:value-type="float" office:value="148.687793715557">
            <text:p>148.68779371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857.45">
            <text:p>3857.45</text:p>
          </table:table-cell>
          <table:table-cell office:value-type="float" office:value="87.980949642522">
            <text:p>87.98094964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871.75">
            <text:p>3871.75</text:p>
          </table:table-cell>
          <table:table-cell office:value-type="float" office:value="86.4377666301021">
            <text:p>86.43776663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878.75">
            <text:p>3878.75</text:p>
          </table:table-cell>
          <table:table-cell office:value-type="float" office:value="161.312081072683">
            <text:p>161.31208107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79.05">
            <text:p>3879.05</text:p>
          </table:table-cell>
          <table:table-cell office:value-type="float" office:value="143.733251198183">
            <text:p>143.73325119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885.15">
            <text:p>3885.15</text:p>
          </table:table-cell>
          <table:table-cell office:value-type="float" office:value="113.059398105598">
            <text:p>113.05939810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886.35">
            <text:p>3886.35</text:p>
          </table:table-cell>
          <table:table-cell office:value-type="float" office:value="98.7356445261791">
            <text:p>98.73564452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887">
            <text:p>3887</text:p>
          </table:table-cell>
          <table:table-cell office:value-type="float" office:value="101.808644033795">
            <text:p>101.80864403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898.6">
            <text:p>3898.6</text:p>
          </table:table-cell>
          <table:table-cell office:value-type="float" office:value="57.3187578372037">
            <text:p>57.318757837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899.15">
            <text:p>3899.15</text:p>
          </table:table-cell>
          <table:table-cell office:value-type="float" office:value="50.1590221196546">
            <text:p>50.15902211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05.9">
            <text:p>3905.9</text:p>
          </table:table-cell>
          <table:table-cell office:value-type="float" office:value="218.08551075209">
            <text:p>218.08551075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06.45">
            <text:p>3906.45</text:p>
          </table:table-cell>
          <table:table-cell office:value-type="float" office:value="130.418739067666">
            <text:p>130.41873906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11.45">
            <text:p>3911.45</text:p>
          </table:table-cell>
          <table:table-cell office:value-type="float" office:value="108.579682721953">
            <text:p>108.5796827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915.2">
            <text:p>3915.2</text:p>
          </table:table-cell>
          <table:table-cell office:value-type="float" office:value="153.771453787756">
            <text:p>153.77145378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929.75">
            <text:p>3929.75</text:p>
          </table:table-cell>
          <table:table-cell office:value-type="float" office:value="144.689279146729">
            <text:p>144.68927914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938">
            <text:p>3938</text:p>
          </table:table-cell>
          <table:table-cell office:value-type="float" office:value="114.475324852127">
            <text:p>114.47532485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943.8">
            <text:p>3943.8</text:p>
          </table:table-cell>
          <table:table-cell office:value-type="float" office:value="119.779213555608">
            <text:p>119.77921355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957.05">
            <text:p>3957.05</text:p>
          </table:table-cell>
          <table:table-cell office:value-type="float" office:value="155.868686720585">
            <text:p>155.8686867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3964.65">
            <text:p>3964.65</text:p>
          </table:table-cell>
          <table:table-cell office:value-type="float" office:value="67.9950549672548">
            <text:p>67.99505496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970.2">
            <text:p>3970.2</text:p>
          </table:table-cell>
          <table:table-cell office:value-type="float" office:value="105.142094329531">
            <text:p>105.14209432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973.6">
            <text:p>3973.6</text:p>
          </table:table-cell>
          <table:table-cell office:value-type="float" office:value="104.651994725375">
            <text:p>104.65199472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987.2">
            <text:p>3987.2</text:p>
          </table:table-cell>
          <table:table-cell office:value-type="float" office:value="72.5076547683071">
            <text:p>72.50765476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91.25">
            <text:p>3991.25</text:p>
          </table:table-cell>
          <table:table-cell office:value-type="float" office:value="119.126770710869">
            <text:p>119.12677071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032.05">
            <text:p>4032.05</text:p>
          </table:table-cell>
          <table:table-cell office:value-type="float" office:value="113.812773887644">
            <text:p>113.81277388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033.7">
            <text:p>4033.7</text:p>
          </table:table-cell>
          <table:table-cell office:value-type="float" office:value="160.746726249712">
            <text:p>160.74672624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035.15">
            <text:p>4035.15</text:p>
          </table:table-cell>
          <table:table-cell office:value-type="float" office:value="149.064507848113">
            <text:p>149.06450784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038.15">
            <text:p>4038.15</text:p>
          </table:table-cell>
          <table:table-cell office:value-type="float" office:value="132.494254592416">
            <text:p>132.49425459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039.25">
            <text:p>4039.25</text:p>
          </table:table-cell>
          <table:table-cell office:value-type="float" office:value="108.833301429296">
            <text:p>108.83330142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040.75">
            <text:p>4040.75</text:p>
          </table:table-cell>
          <table:table-cell office:value-type="float" office:value="108.237643636583">
            <text:p>108.23764363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050.65">
            <text:p>4050.65</text:p>
          </table:table-cell>
          <table:table-cell office:value-type="float" office:value="150.174656650182">
            <text:p>150.174656650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053.6">
            <text:p>4053.6</text:p>
          </table:table-cell>
          <table:table-cell office:value-type="float" office:value="138.740188842311">
            <text:p>138.74018884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055.8">
            <text:p>4055.8</text:p>
          </table:table-cell>
          <table:table-cell office:value-type="float" office:value="168.704653166414">
            <text:p>168.70465316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058.95">
            <text:p>4058.95</text:p>
          </table:table-cell>
          <table:table-cell office:value-type="float" office:value="80.4794849635607">
            <text:p>80.47948496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060.05">
            <text:p>4060.05</text:p>
          </table:table-cell>
          <table:table-cell office:value-type="float" office:value="128.93001008299">
            <text:p>128.9300100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61.6">
            <text:p>4061.6</text:p>
          </table:table-cell>
          <table:table-cell office:value-type="float" office:value="152.750908344271">
            <text:p>152.75090834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62.65">
            <text:p>4062.65</text:p>
          </table:table-cell>
          <table:table-cell office:value-type="float" office:value="104.014554270064">
            <text:p>104.01455427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064.2">
            <text:p>4064.2</text:p>
          </table:table-cell>
          <table:table-cell office:value-type="float" office:value="137.43420243884">
            <text:p>137.434202438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065.2">
            <text:p>4065.2</text:p>
          </table:table-cell>
          <table:table-cell office:value-type="float" office:value="110.181940443977">
            <text:p>110.1819404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067.95">
            <text:p>4067.95</text:p>
          </table:table-cell>
          <table:table-cell office:value-type="float" office:value="127.844622491523">
            <text:p>127.84462249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68.65">
            <text:p>4068.65</text:p>
          </table:table-cell>
          <table:table-cell office:value-type="float" office:value="140.096493532137">
            <text:p>140.09649353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69.6">
            <text:p>4069.6</text:p>
          </table:table-cell>
          <table:table-cell office:value-type="float" office:value="130.431361259476">
            <text:p>130.43136125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069.95">
            <text:p>4069.95</text:p>
          </table:table-cell>
          <table:table-cell office:value-type="float" office:value="122.598317688295">
            <text:p>122.59831768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081.85">
            <text:p>4081.85</text:p>
          </table:table-cell>
          <table:table-cell office:value-type="float" office:value="103.465102812494">
            <text:p>103.46510281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087.5">
            <text:p>4087.5</text:p>
          </table:table-cell>
          <table:table-cell office:value-type="float" office:value="62.8740805101753">
            <text:p>62.87408051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94.9">
            <text:p>4094.9</text:p>
          </table:table-cell>
          <table:table-cell office:value-type="float" office:value="153.376953940284">
            <text:p>153.376953940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095.1">
            <text:p>4095.1</text:p>
          </table:table-cell>
          <table:table-cell office:value-type="float" office:value="138.206331258738">
            <text:p>138.20633125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96.1">
            <text:p>4096.1</text:p>
          </table:table-cell>
          <table:table-cell office:value-type="float" office:value="144.313512880811">
            <text:p>144.31351288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97.9">
            <text:p>4097.9</text:p>
          </table:table-cell>
          <table:table-cell office:value-type="float" office:value="145.236324657435">
            <text:p>145.23632465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098.2">
            <text:p>4098.2</text:p>
          </table:table-cell>
          <table:table-cell office:value-type="float" office:value="139.354440187602">
            <text:p>139.354440187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98.25">
            <text:p>4098.25</text:p>
          </table:table-cell>
          <table:table-cell office:value-type="float" office:value="127.611079064476">
            <text:p>127.61107906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99.55">
            <text:p>4099.55</text:p>
          </table:table-cell>
          <table:table-cell office:value-type="float" office:value="123.412509495594">
            <text:p>123.41250949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00.95">
            <text:p>4100.95</text:p>
          </table:table-cell>
          <table:table-cell office:value-type="float" office:value="179.518097973436">
            <text:p>179.51809797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101.75">
            <text:p>4101.75</text:p>
          </table:table-cell>
          <table:table-cell office:value-type="float" office:value="128.21812469382">
            <text:p>128.218124693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102.05">
            <text:p>4102.05</text:p>
          </table:table-cell>
          <table:table-cell office:value-type="float" office:value="132.443374692734">
            <text:p>132.44337469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02.15">
            <text:p>4102.15</text:p>
          </table:table-cell>
          <table:table-cell office:value-type="float" office:value="158.127250972121">
            <text:p>158.12725097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102.7">
            <text:p>4102.7</text:p>
          </table:table-cell>
          <table:table-cell office:value-type="float" office:value="164.592253766695">
            <text:p>164.59225376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102.8">
            <text:p>4102.8</text:p>
          </table:table-cell>
          <table:table-cell office:value-type="float" office:value="136.893973570789">
            <text:p>136.89397357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106.95">
            <text:p>4106.95</text:p>
          </table:table-cell>
          <table:table-cell office:value-type="float" office:value="144.243362065642">
            <text:p>144.24336206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07.05">
            <text:p>4107.05</text:p>
          </table:table-cell>
          <table:table-cell office:value-type="float" office:value="146.999141153954">
            <text:p>146.9991411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108.1">
            <text:p>4108.1</text:p>
          </table:table-cell>
          <table:table-cell office:value-type="float" office:value="94.4679310665794">
            <text:p>94.46793106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108.1">
            <text:p>4108.1</text:p>
          </table:table-cell>
          <table:table-cell office:value-type="float" office:value="100.75857283626">
            <text:p>100.758572836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08.75">
            <text:p>4108.75</text:p>
          </table:table-cell>
          <table:table-cell office:value-type="float" office:value="155.957325893977">
            <text:p>155.95732589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109.5">
            <text:p>4109.5</text:p>
          </table:table-cell>
          <table:table-cell office:value-type="float" office:value="135.33532428749">
            <text:p>135.33532428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12.7">
            <text:p>4112.7</text:p>
          </table:table-cell>
          <table:table-cell office:value-type="float" office:value="102.030436635349">
            <text:p>102.0304366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112.95">
            <text:p>4112.95</text:p>
          </table:table-cell>
          <table:table-cell office:value-type="float" office:value="162.33375342177">
            <text:p>162.33375342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122.35">
            <text:p>4122.35</text:p>
          </table:table-cell>
          <table:table-cell office:value-type="float" office:value="135.176283052908">
            <text:p>135.176283052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123.5">
            <text:p>4123.5</text:p>
          </table:table-cell>
          <table:table-cell office:value-type="float" office:value="108.431775785514">
            <text:p>108.43177578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125.4">
            <text:p>4125.4</text:p>
          </table:table-cell>
          <table:table-cell office:value-type="float" office:value="167.846179581187">
            <text:p>167.84617958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26.2">
            <text:p>4126.2</text:p>
          </table:table-cell>
          <table:table-cell office:value-type="float" office:value="144.647364303675">
            <text:p>144.64736430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128.1">
            <text:p>4128.1</text:p>
          </table:table-cell>
          <table:table-cell office:value-type="float" office:value="132.417106145694">
            <text:p>132.41710614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135.45">
            <text:p>4135.45</text:p>
          </table:table-cell>
          <table:table-cell office:value-type="float" office:value="143.002963256011">
            <text:p>143.0029632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37.05">
            <text:p>4137.05</text:p>
          </table:table-cell>
          <table:table-cell office:value-type="float" office:value="145.395486518667">
            <text:p>145.39548651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41.25">
            <text:p>4141.25</text:p>
          </table:table-cell>
          <table:table-cell office:value-type="float" office:value="169.725034983057">
            <text:p>169.725034983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148.5">
            <text:p>4148.5</text:p>
          </table:table-cell>
          <table:table-cell office:value-type="float" office:value="171.353290018021">
            <text:p>171.3532900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149.35">
            <text:p>4149.35</text:p>
          </table:table-cell>
          <table:table-cell office:value-type="float" office:value="154.69171761927">
            <text:p>154.69171761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49.7">
            <text:p>4149.7</text:p>
          </table:table-cell>
          <table:table-cell office:value-type="float" office:value="152.927139514214">
            <text:p>152.92713951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151.3">
            <text:p>4151.3</text:p>
          </table:table-cell>
          <table:table-cell office:value-type="float" office:value="190.399343486263">
            <text:p>190.399343486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152.05">
            <text:p>4152.05</text:p>
          </table:table-cell>
          <table:table-cell office:value-type="float" office:value="162.915154298181">
            <text:p>162.91515429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52.9">
            <text:p>4152.9</text:p>
          </table:table-cell>
          <table:table-cell office:value-type="float" office:value="170.631737962197">
            <text:p>170.63173796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155">
            <text:p>4155</text:p>
          </table:table-cell>
          <table:table-cell office:value-type="float" office:value="274.140657327584">
            <text:p>274.14065732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58.1">
            <text:p>4158.1</text:p>
          </table:table-cell>
          <table:table-cell office:value-type="float" office:value="121.21546930982">
            <text:p>121.21546930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160.45">
            <text:p>4160.45</text:p>
          </table:table-cell>
          <table:table-cell office:value-type="float" office:value="96.6402995649331">
            <text:p>96.64029956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167.2">
            <text:p>4167.2</text:p>
          </table:table-cell>
          <table:table-cell office:value-type="float" office:value="165.954391324846">
            <text:p>165.95439132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69.6">
            <text:p>4169.6</text:p>
          </table:table-cell>
          <table:table-cell office:value-type="float" office:value="165.885623246863">
            <text:p>165.88562324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72.1">
            <text:p>4172.1</text:p>
          </table:table-cell>
          <table:table-cell office:value-type="float" office:value="153.174704177942">
            <text:p>153.17470417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174.9">
            <text:p>4174.9</text:p>
          </table:table-cell>
          <table:table-cell office:value-type="float" office:value="149.628840802835">
            <text:p>149.62884080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75.6">
            <text:p>4175.6</text:p>
          </table:table-cell>
          <table:table-cell office:value-type="float" office:value="73.8595965328812">
            <text:p>73.85959653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181.9">
            <text:p>4181.9</text:p>
          </table:table-cell>
          <table:table-cell office:value-type="float" office:value="148.223108859584">
            <text:p>148.22310885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182.95">
            <text:p>4182.95</text:p>
          </table:table-cell>
          <table:table-cell office:value-type="float" office:value="158.695455196423">
            <text:p>158.69545519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183.2">
            <text:p>4183.2</text:p>
          </table:table-cell>
          <table:table-cell office:value-type="float" office:value="129.07695379114">
            <text:p>129.07695379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184.85">
            <text:p>4184.85</text:p>
          </table:table-cell>
          <table:table-cell office:value-type="float" office:value="184.846767621184">
            <text:p>184.84676762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185.85">
            <text:p>4185.85</text:p>
          </table:table-cell>
          <table:table-cell office:value-type="float" office:value="115.761079383358">
            <text:p>115.76107938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185.9">
            <text:p>4185.9</text:p>
          </table:table-cell>
          <table:table-cell office:value-type="float" office:value="102.814347247843">
            <text:p>102.81434724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189.8">
            <text:p>4189.8</text:p>
          </table:table-cell>
          <table:table-cell office:value-type="float" office:value="217.018570633944">
            <text:p>217.01857063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191.45">
            <text:p>4191.45</text:p>
          </table:table-cell>
          <table:table-cell office:value-type="float" office:value="190.614657096457">
            <text:p>190.61465709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193.95">
            <text:p>4193.95</text:p>
          </table:table-cell>
          <table:table-cell office:value-type="float" office:value="140.572925913918">
            <text:p>140.57292591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197.95">
            <text:p>4197.95</text:p>
          </table:table-cell>
          <table:table-cell office:value-type="float" office:value="201.848327959386">
            <text:p>201.84832795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198.3">
            <text:p>4198.3</text:p>
          </table:table-cell>
          <table:table-cell office:value-type="float" office:value="113.764713334144">
            <text:p>113.76471333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199.8">
            <text:p>4199.8</text:p>
          </table:table-cell>
          <table:table-cell office:value-type="float" office:value="132.397356469078">
            <text:p>132.39735646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200.5">
            <text:p>4200.5</text:p>
          </table:table-cell>
          <table:table-cell office:value-type="float" office:value="145.244449119407">
            <text:p>145.24444911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202.3">
            <text:p>4202.3</text:p>
          </table:table-cell>
          <table:table-cell office:value-type="float" office:value="161.982128643872">
            <text:p>161.98212864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206.65">
            <text:p>4206.65</text:p>
          </table:table-cell>
          <table:table-cell office:value-type="float" office:value="124.310608959976">
            <text:p>124.310608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11.55">
            <text:p>4211.55</text:p>
          </table:table-cell>
          <table:table-cell office:value-type="float" office:value="148.674300065613">
            <text:p>148.67430006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212.2">
            <text:p>4212.2</text:p>
          </table:table-cell>
          <table:table-cell office:value-type="float" office:value="178.246065875239">
            <text:p>178.24606587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213.05">
            <text:p>4213.05</text:p>
          </table:table-cell>
          <table:table-cell office:value-type="float" office:value="103.4840446639">
            <text:p>103.48404466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213.25">
            <text:p>4213.25</text:p>
          </table:table-cell>
          <table:table-cell office:value-type="float" office:value="189.7793126239">
            <text:p>189.77931262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214.7">
            <text:p>4214.7</text:p>
          </table:table-cell>
          <table:table-cell office:value-type="float" office:value="217.601034004896">
            <text:p>217.60103400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214.75">
            <text:p>4214.75</text:p>
          </table:table-cell>
          <table:table-cell office:value-type="float" office:value="162.103323531629">
            <text:p>162.10332353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218.65">
            <text:p>4218.65</text:p>
          </table:table-cell>
          <table:table-cell office:value-type="float" office:value="83.5956189043421">
            <text:p>83.59561890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219.8">
            <text:p>4219.8</text:p>
          </table:table-cell>
          <table:table-cell office:value-type="float" office:value="155.927419012821">
            <text:p>155.92741901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21.9">
            <text:p>4221.9</text:p>
          </table:table-cell>
          <table:table-cell office:value-type="float" office:value="154.718744824278">
            <text:p>154.71874482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222.4">
            <text:p>4222.4</text:p>
          </table:table-cell>
          <table:table-cell office:value-type="float" office:value="148.519830325785">
            <text:p>148.51983032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26.05">
            <text:p>4226.05</text:p>
          </table:table-cell>
          <table:table-cell office:value-type="float" office:value="89.9263448606692">
            <text:p>89.92634486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227.15">
            <text:p>4227.15</text:p>
          </table:table-cell>
          <table:table-cell office:value-type="float" office:value="144.57498919246">
            <text:p>144.57498919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228.9">
            <text:p>4228.9</text:p>
          </table:table-cell>
          <table:table-cell office:value-type="float" office:value="117.922389731552">
            <text:p>117.92238973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231.55">
            <text:p>4231.55</text:p>
          </table:table-cell>
          <table:table-cell office:value-type="float" office:value="49.9164051189586">
            <text:p>49.9164051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238.65">
            <text:p>4238.65</text:p>
          </table:table-cell>
          <table:table-cell office:value-type="float" office:value="204.962990561711">
            <text:p>204.96299056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242.75">
            <text:p>4242.75</text:p>
          </table:table-cell>
          <table:table-cell office:value-type="float" office:value="197.02077936096">
            <text:p>197.0207793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43.85">
            <text:p>4243.85</text:p>
          </table:table-cell>
          <table:table-cell office:value-type="float" office:value="108.77374453424">
            <text:p>108.773744534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46.95">
            <text:p>4246.95</text:p>
          </table:table-cell>
          <table:table-cell office:value-type="float" office:value="145.153186323966">
            <text:p>145.15318632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247">
            <text:p>4247</text:p>
          </table:table-cell>
          <table:table-cell office:value-type="float" office:value="131.710288132704">
            <text:p>131.71028813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250.9">
            <text:p>4250.9</text:p>
          </table:table-cell>
          <table:table-cell office:value-type="float" office:value="243.228061703414">
            <text:p>243.22806170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252.55">
            <text:p>4252.55</text:p>
          </table:table-cell>
          <table:table-cell office:value-type="float" office:value="156.807995650732">
            <text:p>156.80799565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253.9">
            <text:p>4253.9</text:p>
          </table:table-cell>
          <table:table-cell office:value-type="float" office:value="136.055834127023">
            <text:p>136.0558341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255.05">
            <text:p>4255.05</text:p>
          </table:table-cell>
          <table:table-cell office:value-type="float" office:value="182.251330584992">
            <text:p>182.2513305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255.4">
            <text:p>4255.4</text:p>
          </table:table-cell>
          <table:table-cell office:value-type="float" office:value="159.219471171085">
            <text:p>159.21947117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256">
            <text:p>4256</text:p>
          </table:table-cell>
          <table:table-cell office:value-type="float" office:value="163.658485878368">
            <text:p>163.65848587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256.9">
            <text:p>4256.9</text:p>
          </table:table-cell>
          <table:table-cell office:value-type="float" office:value="117.958424879277">
            <text:p>117.95842487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264.8">
            <text:p>4264.8</text:p>
          </table:table-cell>
          <table:table-cell office:value-type="float" office:value="130.455203039204">
            <text:p>130.45520303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265.1">
            <text:p>4265.1</text:p>
          </table:table-cell>
          <table:table-cell office:value-type="float" office:value="203.154842423212">
            <text:p>203.15484242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267.8">
            <text:p>4267.8</text:p>
          </table:table-cell>
          <table:table-cell office:value-type="float" office:value="147.995472903734">
            <text:p>147.99547290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268.85">
            <text:p>4268.85</text:p>
          </table:table-cell>
          <table:table-cell office:value-type="float" office:value="140.626908875933">
            <text:p>140.626908875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270.95">
            <text:p>4270.95</text:p>
          </table:table-cell>
          <table:table-cell office:value-type="float" office:value="128.380868901873">
            <text:p>128.38086890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276.35">
            <text:p>4276.35</text:p>
          </table:table-cell>
          <table:table-cell office:value-type="float" office:value="131.717225524986">
            <text:p>131.7172255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277.9">
            <text:p>4277.9</text:p>
          </table:table-cell>
          <table:table-cell office:value-type="float" office:value="170.118752640619">
            <text:p>170.11875264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286.5">
            <text:p>4286.5</text:p>
          </table:table-cell>
          <table:table-cell office:value-type="float" office:value="166.7277721317">
            <text:p>166.727772131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288.55">
            <text:p>4288.55</text:p>
          </table:table-cell>
          <table:table-cell office:value-type="float" office:value="170.460691949786">
            <text:p>170.460691949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292.55">
            <text:p>4292.55</text:p>
          </table:table-cell>
          <table:table-cell office:value-type="float" office:value="133.747700914819">
            <text:p>133.74770091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92.75">
            <text:p>4292.75</text:p>
          </table:table-cell>
          <table:table-cell office:value-type="float" office:value="146.143379939017">
            <text:p>146.1433799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294.9">
            <text:p>4294.9</text:p>
          </table:table-cell>
          <table:table-cell office:value-type="float" office:value="180.271988950031">
            <text:p>180.271988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296">
            <text:p>4296</text:p>
          </table:table-cell>
          <table:table-cell office:value-type="float" office:value="216.792988816521">
            <text:p>216.79298881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299.65">
            <text:p>4299.65</text:p>
          </table:table-cell>
          <table:table-cell office:value-type="float" office:value="151.625286479532">
            <text:p>151.62528647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301.3">
            <text:p>4301.3</text:p>
          </table:table-cell>
          <table:table-cell office:value-type="float" office:value="182.356820546971">
            <text:p>182.3568205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311.4">
            <text:p>4311.4</text:p>
          </table:table-cell>
          <table:table-cell office:value-type="float" office:value="152.659555875156">
            <text:p>152.65955587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311.55">
            <text:p>4311.55</text:p>
          </table:table-cell>
          <table:table-cell office:value-type="float" office:value="187.035417768935">
            <text:p>187.03541776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312.55">
            <text:p>4312.55</text:p>
          </table:table-cell>
          <table:table-cell office:value-type="float" office:value="140.57719409634">
            <text:p>140.57719409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318.95">
            <text:p>4318.95</text:p>
          </table:table-cell>
          <table:table-cell office:value-type="float" office:value="118.619760158247">
            <text:p>118.61976015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326.25">
            <text:p>4326.25</text:p>
          </table:table-cell>
          <table:table-cell office:value-type="float" office:value="183.498739777689">
            <text:p>183.49873977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329">
            <text:p>4329</text:p>
          </table:table-cell>
          <table:table-cell office:value-type="float" office:value="171.233758353895">
            <text:p>171.23375835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332">
            <text:p>4332</text:p>
          </table:table-cell>
          <table:table-cell office:value-type="float" office:value="169.915861531524">
            <text:p>169.91586153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333.4">
            <text:p>4333.4</text:p>
          </table:table-cell>
          <table:table-cell office:value-type="float" office:value="172.659317732927">
            <text:p>172.659317732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333.95">
            <text:p>4333.95</text:p>
          </table:table-cell>
          <table:table-cell office:value-type="float" office:value="120.639742622404">
            <text:p>120.639742622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335.45">
            <text:p>4335.45</text:p>
          </table:table-cell>
          <table:table-cell office:value-type="float" office:value="162.915768113464">
            <text:p>162.91576811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336.05">
            <text:p>4336.05</text:p>
          </table:table-cell>
          <table:table-cell office:value-type="float" office:value="125.138912812922">
            <text:p>125.138912812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37.6">
            <text:p>4337.6</text:p>
          </table:table-cell>
          <table:table-cell office:value-type="float" office:value="188.400477706401">
            <text:p>188.40047770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345">
            <text:p>4345</text:p>
          </table:table-cell>
          <table:table-cell office:value-type="float" office:value="121.578369786735">
            <text:p>121.57836978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350.9">
            <text:p>4350.9</text:p>
          </table:table-cell>
          <table:table-cell office:value-type="float" office:value="107.203031673549">
            <text:p>107.20303167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51.45">
            <text:p>4351.45</text:p>
          </table:table-cell>
          <table:table-cell office:value-type="float" office:value="117.615251987147">
            <text:p>117.61525198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351.6">
            <text:p>4351.6</text:p>
          </table:table-cell>
          <table:table-cell office:value-type="float" office:value="171.140994504531">
            <text:p>171.14099450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53.9">
            <text:p>4353.9</text:p>
          </table:table-cell>
          <table:table-cell office:value-type="float" office:value="174.684544250486">
            <text:p>174.68454425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358.8">
            <text:p>4358.8</text:p>
          </table:table-cell>
          <table:table-cell office:value-type="float" office:value="131.800455234419">
            <text:p>131.80045523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360.75">
            <text:p>4360.75</text:p>
          </table:table-cell>
          <table:table-cell office:value-type="float" office:value="177.851588410112">
            <text:p>177.85158841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367.35">
            <text:p>4367.35</text:p>
          </table:table-cell>
          <table:table-cell office:value-type="float" office:value="71.1971031714072">
            <text:p>71.19710317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369.6">
            <text:p>4369.6</text:p>
          </table:table-cell>
          <table:table-cell office:value-type="float" office:value="170.600820631086">
            <text:p>170.60082063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371.1">
            <text:p>4371.1</text:p>
          </table:table-cell>
          <table:table-cell office:value-type="float" office:value="136.15208408247">
            <text:p>136.15208408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71.45">
            <text:p>4371.45</text:p>
          </table:table-cell>
          <table:table-cell office:value-type="float" office:value="197.233738239684">
            <text:p>197.23373823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373.35">
            <text:p>4373.35</text:p>
          </table:table-cell>
          <table:table-cell office:value-type="float" office:value="172.910750099582">
            <text:p>172.91075009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76.2">
            <text:p>4376.2</text:p>
          </table:table-cell>
          <table:table-cell office:value-type="float" office:value="112.477375502809">
            <text:p>112.47737550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378.1">
            <text:p>4378.1</text:p>
          </table:table-cell>
          <table:table-cell office:value-type="float" office:value="184.163758649741">
            <text:p>184.16375864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382.85">
            <text:p>4382.85</text:p>
          </table:table-cell>
          <table:table-cell office:value-type="float" office:value="157.81992111264">
            <text:p>157.81992111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384.8">
            <text:p>4384.8</text:p>
          </table:table-cell>
          <table:table-cell office:value-type="float" office:value="205.858592242345">
            <text:p>205.85859224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87.8">
            <text:p>4387.8</text:p>
          </table:table-cell>
          <table:table-cell office:value-type="float" office:value="154.780683549337">
            <text:p>154.78068354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93.65">
            <text:p>4393.65</text:p>
          </table:table-cell>
          <table:table-cell office:value-type="float" office:value="160.669933403857">
            <text:p>160.66993340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396">
            <text:p>4396</text:p>
          </table:table-cell>
          <table:table-cell office:value-type="float" office:value="184.018749044764">
            <text:p>184.01874904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397.7">
            <text:p>4397.7</text:p>
          </table:table-cell>
          <table:table-cell office:value-type="float" office:value="211.939401716623">
            <text:p>211.93940171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398.5">
            <text:p>4398.5</text:p>
          </table:table-cell>
          <table:table-cell office:value-type="float" office:value="197.206871077049">
            <text:p>197.20687107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99.85">
            <text:p>4399.85</text:p>
          </table:table-cell>
          <table:table-cell office:value-type="float" office:value="209.520231719994">
            <text:p>209.520231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404.1">
            <text:p>4404.1</text:p>
          </table:table-cell>
          <table:table-cell office:value-type="float" office:value="130.219775763898">
            <text:p>130.21977576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404.45">
            <text:p>4404.45</text:p>
          </table:table-cell>
          <table:table-cell office:value-type="float" office:value="182.754062882334">
            <text:p>182.75406288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410.1">
            <text:p>4410.1</text:p>
          </table:table-cell>
          <table:table-cell office:value-type="float" office:value="145.125773038423">
            <text:p>145.12577303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410.55">
            <text:p>4410.55</text:p>
          </table:table-cell>
          <table:table-cell office:value-type="float" office:value="168.394618381942">
            <text:p>168.39461838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411.1">
            <text:p>4411.1</text:p>
          </table:table-cell>
          <table:table-cell office:value-type="float" office:value="175.202425782293">
            <text:p>175.20242578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417.35">
            <text:p>4417.35</text:p>
          </table:table-cell>
          <table:table-cell office:value-type="float" office:value="207.803579131833">
            <text:p>207.80357913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424.55">
            <text:p>4424.55</text:p>
          </table:table-cell>
          <table:table-cell office:value-type="float" office:value="147.758747625987">
            <text:p>147.7587476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426.95">
            <text:p>4426.95</text:p>
          </table:table-cell>
          <table:table-cell office:value-type="float" office:value="194.070985724296">
            <text:p>194.07098572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432.1">
            <text:p>4432.1</text:p>
          </table:table-cell>
          <table:table-cell office:value-type="float" office:value="177.905564837079">
            <text:p>177.90556483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434.35">
            <text:p>4434.35</text:p>
          </table:table-cell>
          <table:table-cell office:value-type="float" office:value="220.851822496442">
            <text:p>220.85182249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436.25">
            <text:p>4436.25</text:p>
          </table:table-cell>
          <table:table-cell office:value-type="float" office:value="324.485727729279">
            <text:p>324.48572772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436.45">
            <text:p>4436.45</text:p>
          </table:table-cell>
          <table:table-cell office:value-type="float" office:value="221.122019482457">
            <text:p>221.12201948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437.05">
            <text:p>4437.05</text:p>
          </table:table-cell>
          <table:table-cell office:value-type="float" office:value="175.2804823704">
            <text:p>175.28048237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438.75">
            <text:p>4438.75</text:p>
          </table:table-cell>
          <table:table-cell office:value-type="float" office:value="181.489359192213">
            <text:p>181.48935919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442.85">
            <text:p>4442.85</text:p>
          </table:table-cell>
          <table:table-cell office:value-type="float" office:value="179.219216324589">
            <text:p>179.219216324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443.1">
            <text:p>4443.1</text:p>
          </table:table-cell>
          <table:table-cell office:value-type="float" office:value="202.910546793408">
            <text:p>202.91054679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452.85">
            <text:p>4452.85</text:p>
          </table:table-cell>
          <table:table-cell office:value-type="float" office:value="190.708226094209">
            <text:p>190.70822609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56.75">
            <text:p>4456.75</text:p>
          </table:table-cell>
          <table:table-cell office:value-type="float" office:value="118.082545280833">
            <text:p>118.08254528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457.8">
            <text:p>4457.8</text:p>
          </table:table-cell>
          <table:table-cell office:value-type="float" office:value="159.168338560155">
            <text:p>159.16833856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458.85">
            <text:p>4458.85</text:p>
          </table:table-cell>
          <table:table-cell office:value-type="float" office:value="237.308717707547">
            <text:p>237.30871770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461.3">
            <text:p>4461.3</text:p>
          </table:table-cell>
          <table:table-cell office:value-type="float" office:value="144.795407385732">
            <text:p>144.79540738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468.4">
            <text:p>4468.4</text:p>
          </table:table-cell>
          <table:table-cell office:value-type="float" office:value="72.4923444233941">
            <text:p>72.49234442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474.45">
            <text:p>4474.45</text:p>
          </table:table-cell>
          <table:table-cell office:value-type="float" office:value="138.605005320876">
            <text:p>138.60500532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475.35">
            <text:p>4475.35</text:p>
          </table:table-cell>
          <table:table-cell office:value-type="float" office:value="183.55279213349">
            <text:p>183.55279213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77.25">
            <text:p>4477.25</text:p>
          </table:table-cell>
          <table:table-cell office:value-type="float" office:value="172.499818840485">
            <text:p>172.49981884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477.55">
            <text:p>4477.55</text:p>
          </table:table-cell>
          <table:table-cell office:value-type="float" office:value="174.403404496587">
            <text:p>174.40340449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480.05">
            <text:p>4480.05</text:p>
          </table:table-cell>
          <table:table-cell office:value-type="float" office:value="122.935948770081">
            <text:p>122.93594877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482.85">
            <text:p>4482.85</text:p>
          </table:table-cell>
          <table:table-cell office:value-type="float" office:value="122.858567059851">
            <text:p>122.85856705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484.15">
            <text:p>4484.15</text:p>
          </table:table-cell>
          <table:table-cell office:value-type="float" office:value="272.069710736054">
            <text:p>272.06971073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486.35">
            <text:p>4486.35</text:p>
          </table:table-cell>
          <table:table-cell office:value-type="float" office:value="127.395947737752">
            <text:p>127.39594773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487.85">
            <text:p>4487.85</text:p>
          </table:table-cell>
          <table:table-cell office:value-type="float" office:value="150.820514188223">
            <text:p>150.820514188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94.4">
            <text:p>4494.4</text:p>
          </table:table-cell>
          <table:table-cell office:value-type="float" office:value="188.781460954194">
            <text:p>188.78146095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499.8">
            <text:p>4499.8</text:p>
          </table:table-cell>
          <table:table-cell office:value-type="float" office:value="132.777106460414">
            <text:p>132.77710646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505.7">
            <text:p>4505.7</text:p>
          </table:table-cell>
          <table:table-cell office:value-type="float" office:value="190.610361733039">
            <text:p>190.6103617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511.2">
            <text:p>4511.2</text:p>
          </table:table-cell>
          <table:table-cell office:value-type="float" office:value="254.025313699245">
            <text:p>254.02531369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12.95">
            <text:p>4512.95</text:p>
          </table:table-cell>
          <table:table-cell office:value-type="float" office:value="188.608185135216">
            <text:p>188.60818513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13.2">
            <text:p>4513.2</text:p>
          </table:table-cell>
          <table:table-cell office:value-type="float" office:value="107.418620359787">
            <text:p>107.41862035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25.65">
            <text:p>4525.65</text:p>
          </table:table-cell>
          <table:table-cell office:value-type="float" office:value="169.585457808151">
            <text:p>169.585457808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529.05">
            <text:p>4529.05</text:p>
          </table:table-cell>
          <table:table-cell office:value-type="float" office:value="228.602597316828">
            <text:p>228.602597316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538.55">
            <text:p>4538.55</text:p>
          </table:table-cell>
          <table:table-cell office:value-type="float" office:value="165.099205025342">
            <text:p>165.09920502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548.4">
            <text:p>4548.4</text:p>
          </table:table-cell>
          <table:table-cell office:value-type="float" office:value="205.651987590687">
            <text:p>205.65198759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54.55">
            <text:p>4554.55</text:p>
          </table:table-cell>
          <table:table-cell office:value-type="float" office:value="206.421044227569">
            <text:p>206.421044227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555.05">
            <text:p>4555.05</text:p>
          </table:table-cell>
          <table:table-cell office:value-type="float" office:value="203.81253028212">
            <text:p>203.81253028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57.7">
            <text:p>4557.7</text:p>
          </table:table-cell>
          <table:table-cell office:value-type="float" office:value="198.528864400117">
            <text:p>198.52886440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60.25">
            <text:p>4560.25</text:p>
          </table:table-cell>
          <table:table-cell office:value-type="float" office:value="188.298931223733">
            <text:p>188.29893122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561.3">
            <text:p>4561.3</text:p>
          </table:table-cell>
          <table:table-cell office:value-type="float" office:value="310.632918410139">
            <text:p>310.63291841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68.7">
            <text:p>4568.7</text:p>
          </table:table-cell>
          <table:table-cell office:value-type="float" office:value="175.850817456161">
            <text:p>175.85081745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69.15">
            <text:p>4569.15</text:p>
          </table:table-cell>
          <table:table-cell office:value-type="float" office:value="199.404181250043">
            <text:p>199.404181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573.3">
            <text:p>4573.3</text:p>
          </table:table-cell>
          <table:table-cell office:value-type="float" office:value="201.173581764604">
            <text:p>201.173581764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581.8">
            <text:p>4581.8</text:p>
          </table:table-cell>
          <table:table-cell office:value-type="float" office:value="208.008557516271">
            <text:p>208.00855751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88.6">
            <text:p>4588.6</text:p>
          </table:table-cell>
          <table:table-cell office:value-type="float" office:value="166.91177310184">
            <text:p>166.911773101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590.5">
            <text:p>4590.5</text:p>
          </table:table-cell>
          <table:table-cell office:value-type="float" office:value="173.114268620469">
            <text:p>173.11426862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591.95">
            <text:p>4591.95</text:p>
          </table:table-cell>
          <table:table-cell office:value-type="float" office:value="175.073834424222">
            <text:p>175.07383442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604.7">
            <text:p>4604.7</text:p>
          </table:table-cell>
          <table:table-cell office:value-type="float" office:value="172.315727662915">
            <text:p>172.315727662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611.55">
            <text:p>4611.55</text:p>
          </table:table-cell>
          <table:table-cell office:value-type="float" office:value="177.501683090612">
            <text:p>177.50168309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619.75">
            <text:p>4619.75</text:p>
          </table:table-cell>
          <table:table-cell office:value-type="float" office:value="198.038348559061">
            <text:p>198.038348559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622.85">
            <text:p>4622.85</text:p>
          </table:table-cell>
          <table:table-cell office:value-type="float" office:value="183.41217925754">
            <text:p>183.41217925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625.75">
            <text:p>4625.75</text:p>
          </table:table-cell>
          <table:table-cell office:value-type="float" office:value="185.163137530125">
            <text:p>185.16313753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627.05">
            <text:p>4627.05</text:p>
          </table:table-cell>
          <table:table-cell office:value-type="float" office:value="224.464579611127">
            <text:p>224.46457961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637.9">
            <text:p>4637.9</text:p>
          </table:table-cell>
          <table:table-cell office:value-type="float" office:value="76.1090664769973">
            <text:p>76.1090664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647.05">
            <text:p>4647.05</text:p>
          </table:table-cell>
          <table:table-cell office:value-type="float" office:value="223.467106080515">
            <text:p>223.46710608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649.65">
            <text:p>4649.65</text:p>
          </table:table-cell>
          <table:table-cell office:value-type="float" office:value="210.186649195423">
            <text:p>210.18664919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663.65">
            <text:p>4663.65</text:p>
          </table:table-cell>
          <table:table-cell office:value-type="float" office:value="147.092581390089">
            <text:p>147.09258139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664.85">
            <text:p>4664.85</text:p>
          </table:table-cell>
          <table:table-cell office:value-type="float" office:value="228.891300621059">
            <text:p>228.89130062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673.15">
            <text:p>4673.15</text:p>
          </table:table-cell>
          <table:table-cell office:value-type="float" office:value="200.088299258103">
            <text:p>200.08829925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4684.2">
            <text:p>4684.2</text:p>
          </table:table-cell>
          <table:table-cell office:value-type="float" office:value="155.551149143939">
            <text:p>155.55114914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4713.95">
            <text:p>4713.95</text:p>
          </table:table-cell>
          <table:table-cell office:value-type="float" office:value="149.217450387011">
            <text:p>149.2174503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719.6">
            <text:p>4719.6</text:p>
          </table:table-cell>
          <table:table-cell office:value-type="float" office:value="191.619518838766">
            <text:p>191.61951883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726.65">
            <text:p>4726.65</text:p>
          </table:table-cell>
          <table:table-cell office:value-type="float" office:value="174.462968850126">
            <text:p>174.46296885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737.3">
            <text:p>4737.3</text:p>
          </table:table-cell>
          <table:table-cell office:value-type="float" office:value="157.78501196248">
            <text:p>157.78501196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738.55">
            <text:p>4738.55</text:p>
          </table:table-cell>
          <table:table-cell office:value-type="float" office:value="191.834948588624">
            <text:p>191.83494858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float" office:value="4744.85">
            <text:p>4744.85</text:p>
          </table:table-cell>
          <table:table-cell office:value-type="float" office:value="179.433351136292">
            <text:p>179.4333511363</text:p>
          </table:table-cell>
        </table:table-row>
        <table:table-row table:style-name="ro2" table:number-rows-repeated="104828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JVM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692.8">
            <text:p>3692.8</text:p>
          </table:table-cell>
          <table:table-cell office:value-type="float" office:value="134.572879882984">
            <text:p>134.5728798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722.1">
            <text:p>3722.1</text:p>
          </table:table-cell>
          <table:table-cell office:value-type="float" office:value="138.763431782296">
            <text:p>138.763431782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765.4">
            <text:p>3765.4</text:p>
          </table:table-cell>
          <table:table-cell office:value-type="float" office:value="130.216895985122">
            <text:p>130.21689598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770.55">
            <text:p>3770.55</text:p>
          </table:table-cell>
          <table:table-cell office:value-type="float" office:value="89.5262391704242">
            <text:p>89.52623917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780.25">
            <text:p>3780.25</text:p>
          </table:table-cell>
          <table:table-cell office:value-type="float" office:value="112.898571735873">
            <text:p>112.89857173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786.4">
            <text:p>3786.4</text:p>
          </table:table-cell>
          <table:table-cell office:value-type="float" office:value="114.812629967265">
            <text:p>114.81262996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790.1">
            <text:p>3790.1</text:p>
          </table:table-cell>
          <table:table-cell office:value-type="float" office:value="41.3496070114336">
            <text:p>41.34960701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793">
            <text:p>3793</text:p>
          </table:table-cell>
          <table:table-cell office:value-type="float" office:value="108.444916893324">
            <text:p>108.44491689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793.5">
            <text:p>3793.5</text:p>
          </table:table-cell>
          <table:table-cell office:value-type="float" office:value="135.495940898611">
            <text:p>135.49594089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805.85">
            <text:p>3805.85</text:p>
          </table:table-cell>
          <table:table-cell office:value-type="float" office:value="59.8216307032832">
            <text:p>59.82163070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811">
            <text:p>3811</text:p>
          </table:table-cell>
          <table:table-cell office:value-type="float" office:value="85.2255830135529">
            <text:p>85.22558301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21.7">
            <text:p>3821.7</text:p>
          </table:table-cell>
          <table:table-cell office:value-type="float" office:value="110.549581636477">
            <text:p>110.54958163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833.25">
            <text:p>3833.25</text:p>
          </table:table-cell>
          <table:table-cell office:value-type="float" office:value="98.7283520575523">
            <text:p>98.72835205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840.4">
            <text:p>3840.4</text:p>
          </table:table-cell>
          <table:table-cell office:value-type="float" office:value="138.240515045337">
            <text:p>138.24051504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852.7">
            <text:p>3852.7</text:p>
          </table:table-cell>
          <table:table-cell office:value-type="float" office:value="124.13383906091">
            <text:p>124.13383906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853.8">
            <text:p>3853.8</text:p>
          </table:table-cell>
          <table:table-cell office:value-type="float" office:value="96.1023412826139">
            <text:p>96.10234128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854.7">
            <text:p>3854.7</text:p>
          </table:table-cell>
          <table:table-cell office:value-type="float" office:value="116.274287785391">
            <text:p>116.27428778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878.05">
            <text:p>3878.05</text:p>
          </table:table-cell>
          <table:table-cell office:value-type="float" office:value="50.5454993050816">
            <text:p>50.54549930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878.1">
            <text:p>3878.1</text:p>
          </table:table-cell>
          <table:table-cell office:value-type="float" office:value="111.050393965983">
            <text:p>111.0503939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90.45">
            <text:p>3890.45</text:p>
          </table:table-cell>
          <table:table-cell office:value-type="float" office:value="53.3933282349022">
            <text:p>53.39332823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898.1">
            <text:p>3898.1</text:p>
          </table:table-cell>
          <table:table-cell office:value-type="float" office:value="104.075405355925">
            <text:p>104.07540535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903.05">
            <text:p>3903.05</text:p>
          </table:table-cell>
          <table:table-cell office:value-type="float" office:value="130.434840054335">
            <text:p>130.43484005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903.5">
            <text:p>3903.5</text:p>
          </table:table-cell>
          <table:table-cell office:value-type="float" office:value="96.076792202904">
            <text:p>96.07679220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3907.1">
            <text:p>3907.1</text:p>
          </table:table-cell>
          <table:table-cell office:value-type="float" office:value="115.354193681894">
            <text:p>115.35419368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908.6">
            <text:p>3908.6</text:p>
          </table:table-cell>
          <table:table-cell office:value-type="float" office:value="104.720771578517">
            <text:p>104.72077157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909.95">
            <text:p>3909.95</text:p>
          </table:table-cell>
          <table:table-cell office:value-type="float" office:value="61.7838773467642">
            <text:p>61.78387734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917.25">
            <text:p>3917.25</text:p>
          </table:table-cell>
          <table:table-cell office:value-type="float" office:value="119.286158040235">
            <text:p>119.28615804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19.6">
            <text:p>3919.6</text:p>
          </table:table-cell>
          <table:table-cell office:value-type="float" office:value="122.377040330284">
            <text:p>122.37704033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924.65">
            <text:p>3924.65</text:p>
          </table:table-cell>
          <table:table-cell office:value-type="float" office:value="116.799518406541">
            <text:p>116.79951840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930.85">
            <text:p>3930.85</text:p>
          </table:table-cell>
          <table:table-cell office:value-type="float" office:value="115.012727556562">
            <text:p>115.01272755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931.8">
            <text:p>3931.8</text:p>
          </table:table-cell>
          <table:table-cell office:value-type="float" office:value="114.072608456193">
            <text:p>114.07260845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/>
          <table:table-cell office:value-type="float" office:value="3932.05">
            <text:p>3932.05</text:p>
          </table:table-cell>
          <table:table-cell office:value-type="float" office:value="107.199102141762">
            <text:p>107.19910214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933.85">
            <text:p>3933.85</text:p>
          </table:table-cell>
          <table:table-cell office:value-type="float" office:value="89.7615034410632">
            <text:p>89.76150344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34.9">
            <text:p>3934.9</text:p>
          </table:table-cell>
          <table:table-cell office:value-type="float" office:value="142.496631539135">
            <text:p>142.49663153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38.75">
            <text:p>3938.75</text:p>
          </table:table-cell>
          <table:table-cell office:value-type="float" office:value="168.64100183526">
            <text:p>168.64100183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942.65">
            <text:p>3942.65</text:p>
          </table:table-cell>
          <table:table-cell office:value-type="float" office:value="123.561027431792">
            <text:p>123.56102743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3944.6">
            <text:p>3944.6</text:p>
          </table:table-cell>
          <table:table-cell office:value-type="float" office:value="100.668465767588">
            <text:p>100.66846576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949.15">
            <text:p>3949.15</text:p>
          </table:table-cell>
          <table:table-cell office:value-type="float" office:value="224.280912027751">
            <text:p>224.28091202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949.2">
            <text:p>3949.2</text:p>
          </table:table-cell>
          <table:table-cell office:value-type="float" office:value="105.376752654464">
            <text:p>105.37675265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3955.1">
            <text:p>3955.1</text:p>
          </table:table-cell>
          <table:table-cell office:value-type="float" office:value="116.083547499204">
            <text:p>116.08354749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60.35">
            <text:p>3960.35</text:p>
          </table:table-cell>
          <table:table-cell office:value-type="float" office:value="118.464034626548">
            <text:p>118.46403462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63.1">
            <text:p>3963.1</text:p>
          </table:table-cell>
          <table:table-cell office:value-type="float" office:value="107.93975171363">
            <text:p>107.93975171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964.4">
            <text:p>3964.4</text:p>
          </table:table-cell>
          <table:table-cell office:value-type="float" office:value="100.993267102317">
            <text:p>100.993267102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965.35">
            <text:p>3965.35</text:p>
          </table:table-cell>
          <table:table-cell office:value-type="float" office:value="81.4967944154861">
            <text:p>81.49679441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72.75">
            <text:p>3972.75</text:p>
          </table:table-cell>
          <table:table-cell office:value-type="float" office:value="118.292804092219">
            <text:p>118.29280409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/>
          <table:table-cell office:value-type="float" office:value="3974.45">
            <text:p>3974.45</text:p>
          </table:table-cell>
          <table:table-cell office:value-type="float" office:value="87.9792447114659">
            <text:p>87.97924471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975.25">
            <text:p>3975.25</text:p>
          </table:table-cell>
          <table:table-cell office:value-type="float" office:value="138.116210127559">
            <text:p>138.11621012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float" office:value="3998.05">
            <text:p>3998.05</text:p>
          </table:table-cell>
          <table:table-cell office:value-type="float" office:value="132.528666710263">
            <text:p>132.52866671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/>
          <table:table-cell office:value-type="float" office:value="4013.2">
            <text:p>4013.2</text:p>
          </table:table-cell>
          <table:table-cell office:value-type="float" office:value="122.949420494771">
            <text:p>122.949420494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013.8">
            <text:p>4013.8</text:p>
          </table:table-cell>
          <table:table-cell office:value-type="float" office:value="106.625325321895">
            <text:p>106.62532532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4020.55">
            <text:p>4020.55</text:p>
          </table:table-cell>
          <table:table-cell office:value-type="float" office:value="89.1041385121926">
            <text:p>89.10413851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4026.7">
            <text:p>4026.7</text:p>
          </table:table-cell>
          <table:table-cell office:value-type="float" office:value="107.176536611331">
            <text:p>107.17653661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035.7">
            <text:p>4035.7</text:p>
          </table:table-cell>
          <table:table-cell office:value-type="float" office:value="164.012530009143">
            <text:p>164.01253000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40.5">
            <text:p>4040.5</text:p>
          </table:table-cell>
          <table:table-cell office:value-type="float" office:value="109.06305515618">
            <text:p>109.06305515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44.75">
            <text:p>4044.75</text:p>
          </table:table-cell>
          <table:table-cell office:value-type="float" office:value="159.433332462193">
            <text:p>159.43333246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4044.9">
            <text:p>4044.9</text:p>
          </table:table-cell>
          <table:table-cell office:value-type="float" office:value="87.2553150243582">
            <text:p>87.25531502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45.1">
            <text:p>4045.1</text:p>
          </table:table-cell>
          <table:table-cell office:value-type="float" office:value="131.211622960773">
            <text:p>131.21162296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059">
            <text:p>4059</text:p>
          </table:table-cell>
          <table:table-cell office:value-type="float" office:value="97.3524524601204">
            <text:p>97.35245246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069.65">
            <text:p>4069.65</text:p>
          </table:table-cell>
          <table:table-cell office:value-type="float" office:value="122.650428046542">
            <text:p>122.65042804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71.15">
            <text:p>4071.15</text:p>
          </table:table-cell>
          <table:table-cell office:value-type="float" office:value="135.925448316347">
            <text:p>135.92544831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04.85">
            <text:p>4104.85</text:p>
          </table:table-cell>
          <table:table-cell office:value-type="float" office:value="231.412245786605">
            <text:p>231.41224578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123.5">
            <text:p>4123.5</text:p>
          </table:table-cell>
          <table:table-cell office:value-type="float" office:value="187.631154129585">
            <text:p>187.63115412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237.75">
            <text:p>4237.75</text:p>
          </table:table-cell>
          <table:table-cell office:value-type="float" office:value="157.75388267805">
            <text:p>157.75388267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302.75">
            <text:p>4302.75</text:p>
          </table:table-cell>
          <table:table-cell office:value-type="float" office:value="159.699679085463">
            <text:p>159.69967908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311.6">
            <text:p>4311.6</text:p>
          </table:table-cell>
          <table:table-cell office:value-type="float" office:value="156.514663849749">
            <text:p>156.51466384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29.65">
            <text:p>4329.65</text:p>
          </table:table-cell>
          <table:table-cell office:value-type="float" office:value="156.339142571526">
            <text:p>156.33914257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331.9">
            <text:p>4331.9</text:p>
          </table:table-cell>
          <table:table-cell office:value-type="float" office:value="186.38532667568">
            <text:p>186.38532667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338">
            <text:p>4338</text:p>
          </table:table-cell>
          <table:table-cell office:value-type="float" office:value="148.251812805105">
            <text:p>148.25181280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/>
          <table:table-cell office:value-type="float" office:value="4346.6">
            <text:p>4346.6</text:p>
          </table:table-cell>
          <table:table-cell office:value-type="float" office:value="164.850659689308">
            <text:p>164.85065968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364.15">
            <text:p>4364.15</text:p>
          </table:table-cell>
          <table:table-cell office:value-type="float" office:value="122.688742352345">
            <text:p>122.68874235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69.3">
            <text:p>4369.3</text:p>
          </table:table-cell>
          <table:table-cell office:value-type="float" office:value="141.511518965772">
            <text:p>141.51151896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380.95">
            <text:p>4380.95</text:p>
          </table:table-cell>
          <table:table-cell office:value-type="float" office:value="132.381446962934">
            <text:p>132.38144696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382.4">
            <text:p>4382.4</text:p>
          </table:table-cell>
          <table:table-cell office:value-type="float" office:value="169.51855355683">
            <text:p>169.51855355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84.1">
            <text:p>4384.1</text:p>
          </table:table-cell>
          <table:table-cell office:value-type="float" office:value="135.049213252059">
            <text:p>135.04921325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389.25">
            <text:p>4389.25</text:p>
          </table:table-cell>
          <table:table-cell office:value-type="float" office:value="95.6984195271792">
            <text:p>95.69841952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394.4">
            <text:p>4394.4</text:p>
          </table:table-cell>
          <table:table-cell office:value-type="float" office:value="142.73100574157">
            <text:p>142.73100574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397.45">
            <text:p>4397.45</text:p>
          </table:table-cell>
          <table:table-cell office:value-type="float" office:value="118.525303205687">
            <text:p>118.52530320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401.85">
            <text:p>4401.85</text:p>
          </table:table-cell>
          <table:table-cell office:value-type="float" office:value="111.50797056713">
            <text:p>111.50797056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404.4">
            <text:p>4404.4</text:p>
          </table:table-cell>
          <table:table-cell office:value-type="float" office:value="139.483475723829">
            <text:p>139.48347572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408.6">
            <text:p>4408.6</text:p>
          </table:table-cell>
          <table:table-cell office:value-type="float" office:value="252.476612778293">
            <text:p>252.47661277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417.15">
            <text:p>4417.15</text:p>
          </table:table-cell>
          <table:table-cell office:value-type="float" office:value="145.536000700858">
            <text:p>145.53600070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19.25">
            <text:p>4419.25</text:p>
          </table:table-cell>
          <table:table-cell office:value-type="float" office:value="137.542311671718">
            <text:p>137.54231167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427.8">
            <text:p>4427.8</text:p>
          </table:table-cell>
          <table:table-cell office:value-type="float" office:value="127.719066705015">
            <text:p>127.7190667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429.7">
            <text:p>4429.7</text:p>
          </table:table-cell>
          <table:table-cell office:value-type="float" office:value="141.619949159714">
            <text:p>141.61994915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438.5">
            <text:p>4438.5</text:p>
          </table:table-cell>
          <table:table-cell office:value-type="float" office:value="109.925656695787">
            <text:p>109.92565669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/>
          <table:table-cell office:value-type="float" office:value="4445.4">
            <text:p>4445.4</text:p>
          </table:table-cell>
          <table:table-cell office:value-type="float" office:value="140.253128307357">
            <text:p>140.25312830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446.95">
            <text:p>4446.95</text:p>
          </table:table-cell>
          <table:table-cell office:value-type="float" office:value="150.674309356307">
            <text:p>150.67430935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450.9">
            <text:p>4450.9</text:p>
          </table:table-cell>
          <table:table-cell office:value-type="float" office:value="140.668013421673">
            <text:p>140.66801342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456.1">
            <text:p>4456.1</text:p>
          </table:table-cell>
          <table:table-cell office:value-type="float" office:value="72.0200666481225">
            <text:p>72.02006664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460.75">
            <text:p>4460.75</text:p>
          </table:table-cell>
          <table:table-cell office:value-type="float" office:value="109.295413901957">
            <text:p>109.29541390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67.45">
            <text:p>4467.45</text:p>
          </table:table-cell>
          <table:table-cell office:value-type="float" office:value="132.625591421867">
            <text:p>132.62559142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468.85">
            <text:p>4468.85</text:p>
          </table:table-cell>
          <table:table-cell office:value-type="float" office:value="132.959119657134">
            <text:p>132.95911965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475.4">
            <text:p>4475.4</text:p>
          </table:table-cell>
          <table:table-cell office:value-type="float" office:value="138.806123784219">
            <text:p>138.80612378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490.6">
            <text:p>4490.6</text:p>
          </table:table-cell>
          <table:table-cell office:value-type="float" office:value="99.736853770309">
            <text:p>99.73685377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492.75">
            <text:p>4492.75</text:p>
          </table:table-cell>
          <table:table-cell office:value-type="float" office:value="112.854718554432">
            <text:p>112.85471855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510.25">
            <text:p>4510.25</text:p>
          </table:table-cell>
          <table:table-cell office:value-type="float" office:value="91.420935786066">
            <text:p>91.42093578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17.4">
            <text:p>4517.4</text:p>
          </table:table-cell>
          <table:table-cell office:value-type="float" office:value="90.4126097400136">
            <text:p>90.4126097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518.45">
            <text:p>4518.45</text:p>
          </table:table-cell>
          <table:table-cell office:value-type="float" office:value="195.447812727592">
            <text:p>195.44781272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4520">
            <text:p>4520</text:p>
          </table:table-cell>
          <table:table-cell office:value-type="float" office:value="138.025722240458">
            <text:p>138.02572224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/>
          <table:table-cell office:value-type="float" office:value="4520.15">
            <text:p>4520.15</text:p>
          </table:table-cell>
          <table:table-cell office:value-type="float" office:value="109.49807075926">
            <text:p>109.49807075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521.1">
            <text:p>4521.1</text:p>
          </table:table-cell>
          <table:table-cell office:value-type="float" office:value="148.534810734723">
            <text:p>148.53481073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523.6">
            <text:p>4523.6</text:p>
          </table:table-cell>
          <table:table-cell office:value-type="float" office:value="66.2973604301106">
            <text:p>66.29736043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25.9">
            <text:p>4525.9</text:p>
          </table:table-cell>
          <table:table-cell office:value-type="float" office:value="132.91158715477">
            <text:p>132.91158715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529.5">
            <text:p>4529.5</text:p>
          </table:table-cell>
          <table:table-cell office:value-type="float" office:value="159.180871966452">
            <text:p>159.18087196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30.3">
            <text:p>4530.3</text:p>
          </table:table-cell>
          <table:table-cell office:value-type="float" office:value="167.456889974704">
            <text:p>167.45688997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530.45">
            <text:p>4530.45</text:p>
          </table:table-cell>
          <table:table-cell office:value-type="float" office:value="79.9977968446632">
            <text:p>79.99779684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533.8">
            <text:p>4533.8</text:p>
          </table:table-cell>
          <table:table-cell office:value-type="float" office:value="127.105704041951">
            <text:p>127.1057040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536.5">
            <text:p>4536.5</text:p>
          </table:table-cell>
          <table:table-cell office:value-type="float" office:value="147.218375211792">
            <text:p>147.21837521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541.3">
            <text:p>4541.3</text:p>
          </table:table-cell>
          <table:table-cell office:value-type="float" office:value="86.2444780841069">
            <text:p>86.24447808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547.65">
            <text:p>4547.65</text:p>
          </table:table-cell>
          <table:table-cell office:value-type="float" office:value="42.6992681436111">
            <text:p>42.69926814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float" office:value="4553.1">
            <text:p>4553.1</text:p>
          </table:table-cell>
          <table:table-cell office:value-type="float" office:value="127.649089303449">
            <text:p>127.64908930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554.2">
            <text:p>4554.2</text:p>
          </table:table-cell>
          <table:table-cell office:value-type="float" office:value="145.695778936797">
            <text:p>145.69577893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4554.95">
            <text:p>4554.95</text:p>
          </table:table-cell>
          <table:table-cell office:value-type="float" office:value="168.68742543533">
            <text:p>168.68742543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4555.7">
            <text:p>4555.7</text:p>
          </table:table-cell>
          <table:table-cell office:value-type="float" office:value="145.391574721509">
            <text:p>145.39157472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556.95">
            <text:p>4556.95</text:p>
          </table:table-cell>
          <table:table-cell office:value-type="float" office:value="151.980089156442">
            <text:p>151.98008915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557.75">
            <text:p>4557.75</text:p>
          </table:table-cell>
          <table:table-cell office:value-type="float" office:value="86.2031756955624">
            <text:p>86.20317569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565.95">
            <text:p>4565.95</text:p>
          </table:table-cell>
          <table:table-cell office:value-type="float" office:value="160.749020214743">
            <text:p>160.74902021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67.65">
            <text:p>4567.65</text:p>
          </table:table-cell>
          <table:table-cell office:value-type="float" office:value="81.7889203987924">
            <text:p>81.788920398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569.25">
            <text:p>4569.25</text:p>
          </table:table-cell>
          <table:table-cell office:value-type="float" office:value="146.449948787973">
            <text:p>146.44994878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70.6">
            <text:p>4570.6</text:p>
          </table:table-cell>
          <table:table-cell office:value-type="float" office:value="148.521850244333">
            <text:p>148.52185024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571.3">
            <text:p>4571.3</text:p>
          </table:table-cell>
          <table:table-cell office:value-type="float" office:value="119.173445028664">
            <text:p>119.17344502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572.8">
            <text:p>4572.8</text:p>
          </table:table-cell>
          <table:table-cell office:value-type="float" office:value="160.766476605043">
            <text:p>160.7664766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580.2">
            <text:p>4580.2</text:p>
          </table:table-cell>
          <table:table-cell office:value-type="float" office:value="202.500271604756">
            <text:p>202.50027160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80.35">
            <text:p>4580.35</text:p>
          </table:table-cell>
          <table:table-cell office:value-type="float" office:value="159.751142405931">
            <text:p>159.751142405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580.75">
            <text:p>4580.75</text:p>
          </table:table-cell>
          <table:table-cell office:value-type="float" office:value="189.39796065428">
            <text:p>189.39796065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4582.1">
            <text:p>4582.1</text:p>
          </table:table-cell>
          <table:table-cell office:value-type="float" office:value="142.588183241109">
            <text:p>142.58818324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83.35">
            <text:p>4583.35</text:p>
          </table:table-cell>
          <table:table-cell office:value-type="float" office:value="166.230946276558">
            <text:p>166.23094627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584.3">
            <text:p>4584.3</text:p>
          </table:table-cell>
          <table:table-cell office:value-type="float" office:value="164.809010675994">
            <text:p>164.80901067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84.6">
            <text:p>4584.6</text:p>
          </table:table-cell>
          <table:table-cell office:value-type="float" office:value="205.239226270223">
            <text:p>205.239226270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591.3">
            <text:p>4591.3</text:p>
          </table:table-cell>
          <table:table-cell office:value-type="float" office:value="199.465059596913">
            <text:p>199.46505959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591.45">
            <text:p>4591.45</text:p>
          </table:table-cell>
          <table:table-cell office:value-type="float" office:value="106.210863380353">
            <text:p>106.21086338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592.55">
            <text:p>4592.55</text:p>
          </table:table-cell>
          <table:table-cell office:value-type="float" office:value="208.789481296353">
            <text:p>208.78948129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594.45">
            <text:p>4594.45</text:p>
          </table:table-cell>
          <table:table-cell office:value-type="float" office:value="220.566424235422">
            <text:p>220.56642423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594.55">
            <text:p>4594.55</text:p>
          </table:table-cell>
          <table:table-cell office:value-type="float" office:value="202.556775991325">
            <text:p>202.556775991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94.65">
            <text:p>4594.65</text:p>
          </table:table-cell>
          <table:table-cell office:value-type="float" office:value="171.449489646368">
            <text:p>171.44948964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595.2">
            <text:p>4595.2</text:p>
          </table:table-cell>
          <table:table-cell office:value-type="float" office:value="77.9837162489709">
            <text:p>77.9837162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598.15">
            <text:p>4598.15</text:p>
          </table:table-cell>
          <table:table-cell office:value-type="float" office:value="72.0175499444406">
            <text:p>72.01754994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599.65">
            <text:p>4599.65</text:p>
          </table:table-cell>
          <table:table-cell office:value-type="float" office:value="189.644740238162">
            <text:p>189.64474023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603.95">
            <text:p>4603.95</text:p>
          </table:table-cell>
          <table:table-cell office:value-type="float" office:value="55.1520398534814">
            <text:p>55.15203985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605.2">
            <text:p>4605.2</text:p>
          </table:table-cell>
          <table:table-cell office:value-type="float" office:value="182.125945433373">
            <text:p>182.12594543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607.1">
            <text:p>4607.1</text:p>
          </table:table-cell>
          <table:table-cell office:value-type="float" office:value="159.231560941919">
            <text:p>159.23156094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609.35">
            <text:p>4609.35</text:p>
          </table:table-cell>
          <table:table-cell office:value-type="float" office:value="203.583956882658">
            <text:p>203.58395688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612.65">
            <text:p>4612.65</text:p>
          </table:table-cell>
          <table:table-cell office:value-type="float" office:value="162.384505110555">
            <text:p>162.38450511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/>
          <table:table-cell office:value-type="float" office:value="4614.05">
            <text:p>4614.05</text:p>
          </table:table-cell>
          <table:table-cell office:value-type="float" office:value="200.654547668375">
            <text:p>200.65454766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615.55">
            <text:p>4615.55</text:p>
          </table:table-cell>
          <table:table-cell office:value-type="float" office:value="58.1734260637965">
            <text:p>58.17342606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616.85">
            <text:p>4616.85</text:p>
          </table:table-cell>
          <table:table-cell office:value-type="float" office:value="158.160764730068">
            <text:p>158.16076473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618.75">
            <text:p>4618.75</text:p>
          </table:table-cell>
          <table:table-cell office:value-type="float" office:value="163.135488168577">
            <text:p>163.13548816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618.8">
            <text:p>4618.8</text:p>
          </table:table-cell>
          <table:table-cell office:value-type="float" office:value="145.839157978919">
            <text:p>145.83915797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620.25">
            <text:p>4620.25</text:p>
          </table:table-cell>
          <table:table-cell office:value-type="float" office:value="78.8364604735652">
            <text:p>78.83646047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621.05">
            <text:p>4621.05</text:p>
          </table:table-cell>
          <table:table-cell office:value-type="float" office:value="79.2770300906889">
            <text:p>79.27703009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622.05">
            <text:p>4622.05</text:p>
          </table:table-cell>
          <table:table-cell office:value-type="float" office:value="206.385918851069">
            <text:p>206.38591885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624.65">
            <text:p>4624.65</text:p>
          </table:table-cell>
          <table:table-cell office:value-type="float" office:value="159.875037138385">
            <text:p>159.87503713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626">
            <text:p>4626</text:p>
          </table:table-cell>
          <table:table-cell office:value-type="float" office:value="154.149602659235">
            <text:p>154.149602659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629.8">
            <text:p>4629.8</text:p>
          </table:table-cell>
          <table:table-cell office:value-type="float" office:value="187.484292675413">
            <text:p>187.48429267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33.85">
            <text:p>4633.85</text:p>
          </table:table-cell>
          <table:table-cell office:value-type="float" office:value="182.287760148618">
            <text:p>182.28776014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634.45">
            <text:p>4634.45</text:p>
          </table:table-cell>
          <table:table-cell office:value-type="float" office:value="67.2290673741649">
            <text:p>67.22906737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635.6">
            <text:p>4635.6</text:p>
          </table:table-cell>
          <table:table-cell office:value-type="float" office:value="163.65188663746">
            <text:p>163.65188663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636.8">
            <text:p>4636.8</text:p>
          </table:table-cell>
          <table:table-cell office:value-type="float" office:value="106.173254635996">
            <text:p>106.1732546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637.6">
            <text:p>4637.6</text:p>
          </table:table-cell>
          <table:table-cell office:value-type="float" office:value="171.786611818267">
            <text:p>171.78661181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41.2">
            <text:p>4641.2</text:p>
          </table:table-cell>
          <table:table-cell office:value-type="float" office:value="184.544195248726">
            <text:p>184.54419524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/>
          <table:table-cell office:value-type="float" office:value="4644.45">
            <text:p>4644.45</text:p>
          </table:table-cell>
          <table:table-cell office:value-type="float" office:value="159.709572349312">
            <text:p>159.70957234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660">
            <text:p>4660</text:p>
          </table:table-cell>
          <table:table-cell office:value-type="float" office:value="240.248829341581">
            <text:p>240.24882934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662.05">
            <text:p>4662.05</text:p>
          </table:table-cell>
          <table:table-cell office:value-type="float" office:value="180.478939214524">
            <text:p>180.47893921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662.1">
            <text:p>4662.1</text:p>
          </table:table-cell>
          <table:table-cell office:value-type="float" office:value="80.4449501211854">
            <text:p>80.44495012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662.8">
            <text:p>4662.8</text:p>
          </table:table-cell>
          <table:table-cell office:value-type="float" office:value="260.317421622142">
            <text:p>260.31742162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665.4">
            <text:p>4665.4</text:p>
          </table:table-cell>
          <table:table-cell office:value-type="float" office:value="100.547202845231">
            <text:p>100.54720284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665.7">
            <text:p>4665.7</text:p>
          </table:table-cell>
          <table:table-cell office:value-type="float" office:value="73.5412129353331">
            <text:p>73.54121293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667.9">
            <text:p>4667.9</text:p>
          </table:table-cell>
          <table:table-cell office:value-type="float" office:value="93.7405461900026">
            <text:p>93.740546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674">
            <text:p>4674</text:p>
          </table:table-cell>
          <table:table-cell office:value-type="float" office:value="215.66107669211">
            <text:p>215.66107669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/>
          <table:table-cell office:value-type="float" office:value="4674.7">
            <text:p>4674.7</text:p>
          </table:table-cell>
          <table:table-cell office:value-type="float" office:value="198.107319400369">
            <text:p>198.10731940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676">
            <text:p>4676</text:p>
          </table:table-cell>
          <table:table-cell office:value-type="float" office:value="207.608044160143">
            <text:p>207.60804416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676.45">
            <text:p>4676.45</text:p>
          </table:table-cell>
          <table:table-cell office:value-type="float" office:value="156.726026874926">
            <text:p>156.72602687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78.7">
            <text:p>4678.7</text:p>
          </table:table-cell>
          <table:table-cell office:value-type="float" office:value="164.363955902747">
            <text:p>164.36395590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679.2">
            <text:p>4679.2</text:p>
          </table:table-cell>
          <table:table-cell office:value-type="float" office:value="56.2544220484043">
            <text:p>56.25442204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679.75">
            <text:p>4679.75</text:p>
          </table:table-cell>
          <table:table-cell office:value-type="float" office:value="201.209809651518">
            <text:p>201.20980965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/>
          <table:table-cell office:value-type="float" office:value="4680.25">
            <text:p>4680.25</text:p>
          </table:table-cell>
          <table:table-cell office:value-type="float" office:value="70.8038664198503">
            <text:p>70.80386641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683.9">
            <text:p>4683.9</text:p>
          </table:table-cell>
          <table:table-cell office:value-type="float" office:value="231.190592369153">
            <text:p>231.19059236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684.2">
            <text:p>4684.2</text:p>
          </table:table-cell>
          <table:table-cell office:value-type="float" office:value="57.8606947763333">
            <text:p>57.860694776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688.65">
            <text:p>4688.65</text:p>
          </table:table-cell>
          <table:table-cell office:value-type="float" office:value="187.225338829978">
            <text:p>187.225338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4696">
            <text:p>4696</text:p>
          </table:table-cell>
          <table:table-cell office:value-type="float" office:value="253.387647686307">
            <text:p>253.38764768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701.4">
            <text:p>4701.4</text:p>
          </table:table-cell>
          <table:table-cell office:value-type="float" office:value="165.255680689046">
            <text:p>165.2556806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704.35">
            <text:p>4704.35</text:p>
          </table:table-cell>
          <table:table-cell office:value-type="float" office:value="159.086855208091">
            <text:p>159.08685520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712.65">
            <text:p>4712.65</text:p>
          </table:table-cell>
          <table:table-cell office:value-type="float" office:value="88.0484383734317">
            <text:p>88.04843837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712.65">
            <text:p>4712.65</text:p>
          </table:table-cell>
          <table:table-cell office:value-type="float" office:value="149.705803160733">
            <text:p>149.70580316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714.3">
            <text:p>4714.3</text:p>
          </table:table-cell>
          <table:table-cell office:value-type="float" office:value="172.577837511078">
            <text:p>172.57783751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721.2">
            <text:p>4721.2</text:p>
          </table:table-cell>
          <table:table-cell office:value-type="float" office:value="68.5540662543076">
            <text:p>68.55406625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721.4">
            <text:p>4721.4</text:p>
          </table:table-cell>
          <table:table-cell office:value-type="float" office:value="194.50691504417">
            <text:p>194.50691504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726">
            <text:p>4726</text:p>
          </table:table-cell>
          <table:table-cell office:value-type="float" office:value="189.901816736965">
            <text:p>189.9018167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727.2">
            <text:p>4727.2</text:p>
          </table:table-cell>
          <table:table-cell office:value-type="float" office:value="95.1754169940957">
            <text:p>95.17541699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727.95">
            <text:p>4727.95</text:p>
          </table:table-cell>
          <table:table-cell office:value-type="float" office:value="140.26598839348">
            <text:p>140.26598839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728.55">
            <text:p>4728.55</text:p>
          </table:table-cell>
          <table:table-cell office:value-type="float" office:value="124.578278604258">
            <text:p>124.578278604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730.05">
            <text:p>4730.05</text:p>
          </table:table-cell>
          <table:table-cell office:value-type="float" office:value="202.550604788038">
            <text:p>202.55060478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730.95">
            <text:p>4730.95</text:p>
          </table:table-cell>
          <table:table-cell office:value-type="float" office:value="134.322177990085">
            <text:p>134.32217799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735.35">
            <text:p>4735.35</text:p>
          </table:table-cell>
          <table:table-cell office:value-type="float" office:value="176.997817783158">
            <text:p>176.99781778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735.55">
            <text:p>4735.55</text:p>
          </table:table-cell>
          <table:table-cell office:value-type="float" office:value="89.3596525284202">
            <text:p>89.35965252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737.15">
            <text:p>4737.15</text:p>
          </table:table-cell>
          <table:table-cell office:value-type="float" office:value="80.077634205813">
            <text:p>80.07763420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737.9">
            <text:p>4737.9</text:p>
          </table:table-cell>
          <table:table-cell office:value-type="float" office:value="93.1315735934919">
            <text:p>93.13157359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738.65">
            <text:p>4738.65</text:p>
          </table:table-cell>
          <table:table-cell office:value-type="float" office:value="202.177218053865">
            <text:p>202.17721805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740.35">
            <text:p>4740.35</text:p>
          </table:table-cell>
          <table:table-cell office:value-type="float" office:value="205.552979788667">
            <text:p>205.55297978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4740.8">
            <text:p>4740.8</text:p>
          </table:table-cell>
          <table:table-cell office:value-type="float" office:value="229.611977039526">
            <text:p>229.61197703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42">
            <text:p>4742</text:p>
          </table:table-cell>
          <table:table-cell office:value-type="float" office:value="179.971386614651">
            <text:p>179.97138661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4742.25">
            <text:p>4742.25</text:p>
          </table:table-cell>
          <table:table-cell office:value-type="float" office:value="218.34740094629">
            <text:p>218.34740094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742.4">
            <text:p>4742.4</text:p>
          </table:table-cell>
          <table:table-cell office:value-type="float" office:value="102.185811148124">
            <text:p>102.18581114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745.35">
            <text:p>4745.35</text:p>
          </table:table-cell>
          <table:table-cell office:value-type="float" office:value="179.578471705269">
            <text:p>179.57847170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747.2">
            <text:p>4747.2</text:p>
          </table:table-cell>
          <table:table-cell office:value-type="float" office:value="93.8144978135043">
            <text:p>93.81449781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/>
          <table:table-cell office:value-type="float" office:value="4751.9">
            <text:p>4751.9</text:p>
          </table:table-cell>
          <table:table-cell office:value-type="float" office:value="168.467474605634">
            <text:p>168.467474605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753.45">
            <text:p>4753.45</text:p>
          </table:table-cell>
          <table:table-cell office:value-type="float" office:value="145.842200682793">
            <text:p>145.84220068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4755.75">
            <text:p>4755.75</text:p>
          </table:table-cell>
          <table:table-cell office:value-type="float" office:value="211.9648260915">
            <text:p>211.96482609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759.9">
            <text:p>4759.9</text:p>
          </table:table-cell>
          <table:table-cell office:value-type="float" office:value="153.428778265357">
            <text:p>153.42877826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761.75">
            <text:p>4761.75</text:p>
          </table:table-cell>
          <table:table-cell office:value-type="float" office:value="215.073446757149">
            <text:p>215.07344675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/>
          <table:table-cell office:value-type="float" office:value="4764.55">
            <text:p>4764.55</text:p>
          </table:table-cell>
          <table:table-cell office:value-type="float" office:value="51.6850800521775">
            <text:p>51.68508005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765.55">
            <text:p>4765.55</text:p>
          </table:table-cell>
          <table:table-cell office:value-type="float" office:value="159.250266875758">
            <text:p>159.25026687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766.9">
            <text:p>4766.9</text:p>
          </table:table-cell>
          <table:table-cell office:value-type="float" office:value="177.279976308663">
            <text:p>177.27997630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769.3">
            <text:p>4769.3</text:p>
          </table:table-cell>
          <table:table-cell office:value-type="float" office:value="163.600764056896">
            <text:p>163.60076405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771.05">
            <text:p>4771.05</text:p>
          </table:table-cell>
          <table:table-cell office:value-type="float" office:value="189.013352702924">
            <text:p>189.013352702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779.05">
            <text:p>4779.05</text:p>
          </table:table-cell>
          <table:table-cell office:value-type="float" office:value="174.936695693042">
            <text:p>174.9366956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781.95">
            <text:p>4781.95</text:p>
          </table:table-cell>
          <table:table-cell office:value-type="float" office:value="165.63890696331">
            <text:p>165.63890696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782.6">
            <text:p>4782.6</text:p>
          </table:table-cell>
          <table:table-cell office:value-type="float" office:value="163.075565306394">
            <text:p>163.07556530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783.9">
            <text:p>4783.9</text:p>
          </table:table-cell>
          <table:table-cell office:value-type="float" office:value="167.76200404144">
            <text:p>167.76200404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784.5">
            <text:p>4784.5</text:p>
          </table:table-cell>
          <table:table-cell office:value-type="float" office:value="149.418372364311">
            <text:p>149.418372364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787.25">
            <text:p>4787.25</text:p>
          </table:table-cell>
          <table:table-cell office:value-type="float" office:value="186.805212721701">
            <text:p>186.80521272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789.05">
            <text:p>4789.05</text:p>
          </table:table-cell>
          <table:table-cell office:value-type="float" office:value="198.258284820585">
            <text:p>198.25828482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789.9">
            <text:p>4789.9</text:p>
          </table:table-cell>
          <table:table-cell office:value-type="float" office:value="134.89473673943">
            <text:p>134.89473673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791.05">
            <text:p>4791.05</text:p>
          </table:table-cell>
          <table:table-cell office:value-type="float" office:value="197.873817115858">
            <text:p>197.873817115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791.2">
            <text:p>4791.2</text:p>
          </table:table-cell>
          <table:table-cell office:value-type="float" office:value="205.681695831204">
            <text:p>205.68169583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4791.35">
            <text:p>4791.35</text:p>
          </table:table-cell>
          <table:table-cell office:value-type="float" office:value="149.798623157892">
            <text:p>149.798623157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797.7">
            <text:p>4797.7</text:p>
          </table:table-cell>
          <table:table-cell office:value-type="float" office:value="191.354670703383">
            <text:p>191.35467070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4800.7">
            <text:p>4800.7</text:p>
          </table:table-cell>
          <table:table-cell office:value-type="float" office:value="204.443904286726">
            <text:p>204.44390428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801.8">
            <text:p>4801.8</text:p>
          </table:table-cell>
          <table:table-cell office:value-type="float" office:value="195.908039651261">
            <text:p>195.90803965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806.05">
            <text:p>4806.05</text:p>
          </table:table-cell>
          <table:table-cell office:value-type="float" office:value="154.036513528449">
            <text:p>154.03651352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806.65">
            <text:p>4806.65</text:p>
          </table:table-cell>
          <table:table-cell office:value-type="float" office:value="199.609186912827">
            <text:p>199.60918691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4808.75">
            <text:p>4808.75</text:p>
          </table:table-cell>
          <table:table-cell office:value-type="float" office:value="193.218238010805">
            <text:p>193.21823801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4811.85">
            <text:p>4811.85</text:p>
          </table:table-cell>
          <table:table-cell office:value-type="float" office:value="64.7358285650226">
            <text:p>64.7358285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812.2">
            <text:p>4812.2</text:p>
          </table:table-cell>
          <table:table-cell office:value-type="float" office:value="181.993296579847">
            <text:p>181.99329657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819">
            <text:p>4819</text:p>
          </table:table-cell>
          <table:table-cell office:value-type="float" office:value="178.195678959957">
            <text:p>178.195678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829.2">
            <text:p>4829.2</text:p>
          </table:table-cell>
          <table:table-cell office:value-type="float" office:value="199.754249016135">
            <text:p>199.754249016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830.8">
            <text:p>4830.8</text:p>
          </table:table-cell>
          <table:table-cell office:value-type="float" office:value="152.048544879588">
            <text:p>152.04854487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834.5">
            <text:p>4834.5</text:p>
          </table:table-cell>
          <table:table-cell office:value-type="float" office:value="184.261634639444">
            <text:p>184.26163463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836.4">
            <text:p>4836.4</text:p>
          </table:table-cell>
          <table:table-cell office:value-type="float" office:value="155.144577733158">
            <text:p>155.14457773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836.55">
            <text:p>4836.55</text:p>
          </table:table-cell>
          <table:table-cell office:value-type="float" office:value="197.599209259551">
            <text:p>197.59920925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837.4">
            <text:p>4837.4</text:p>
          </table:table-cell>
          <table:table-cell office:value-type="float" office:value="191.001937162951">
            <text:p>191.00193716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840.65">
            <text:p>4840.65</text:p>
          </table:table-cell>
          <table:table-cell office:value-type="float" office:value="143.368153716228">
            <text:p>143.36815371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842.5">
            <text:p>4842.5</text:p>
          </table:table-cell>
          <table:table-cell office:value-type="float" office:value="196.991243460211">
            <text:p>196.99124346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846.75">
            <text:p>4846.75</text:p>
          </table:table-cell>
          <table:table-cell office:value-type="float" office:value="174.20013633749">
            <text:p>174.20013633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847.1">
            <text:p>4847.1</text:p>
          </table:table-cell>
          <table:table-cell office:value-type="float" office:value="147.172993446488">
            <text:p>147.17299344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848.55">
            <text:p>4848.55</text:p>
          </table:table-cell>
          <table:table-cell office:value-type="float" office:value="151.255900711344">
            <text:p>151.25590071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55.3">
            <text:p>4855.3</text:p>
          </table:table-cell>
          <table:table-cell office:value-type="float" office:value="149.975698031381">
            <text:p>149.97569803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857">
            <text:p>4857</text:p>
          </table:table-cell>
          <table:table-cell office:value-type="float" office:value="186.29975845395">
            <text:p>186.2997584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858.7">
            <text:p>4858.7</text:p>
          </table:table-cell>
          <table:table-cell office:value-type="float" office:value="158.725895807836">
            <text:p>158.72589580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859.3">
            <text:p>4859.3</text:p>
          </table:table-cell>
          <table:table-cell office:value-type="float" office:value="171.571005709007">
            <text:p>171.5710057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/>
          <table:table-cell office:value-type="float" office:value="4875.25">
            <text:p>4875.25</text:p>
          </table:table-cell>
          <table:table-cell office:value-type="float" office:value="159.559667522842">
            <text:p>159.55966752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878.2">
            <text:p>4878.2</text:p>
          </table:table-cell>
          <table:table-cell office:value-type="float" office:value="172.273503476304">
            <text:p>172.27350347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84.4">
            <text:p>4884.4</text:p>
          </table:table-cell>
          <table:table-cell office:value-type="float" office:value="163.216236937383">
            <text:p>163.21623693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4890.25">
            <text:p>4890.25</text:p>
          </table:table-cell>
          <table:table-cell office:value-type="float" office:value="178.49198161262">
            <text:p>178.49198161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901.15">
            <text:p>4901.15</text:p>
          </table:table-cell>
          <table:table-cell office:value-type="float" office:value="206.428262357653">
            <text:p>206.42826235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902.55">
            <text:p>4902.55</text:p>
          </table:table-cell>
          <table:table-cell office:value-type="float" office:value="165.077095625044">
            <text:p>165.0770956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907.6">
            <text:p>4907.6</text:p>
          </table:table-cell>
          <table:table-cell office:value-type="float" office:value="212.363697462631">
            <text:p>212.36369746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908.25">
            <text:p>4908.25</text:p>
          </table:table-cell>
          <table:table-cell office:value-type="float" office:value="184.509857460245">
            <text:p>184.50985746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908.7">
            <text:p>4908.7</text:p>
          </table:table-cell>
          <table:table-cell office:value-type="float" office:value="208.729993053227">
            <text:p>208.729993053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912.4">
            <text:p>4912.4</text:p>
          </table:table-cell>
          <table:table-cell office:value-type="float" office:value="209.780218323845">
            <text:p>209.78021832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921.6">
            <text:p>4921.6</text:p>
          </table:table-cell>
          <table:table-cell office:value-type="float" office:value="149.726550751695">
            <text:p>149.726550751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928.1">
            <text:p>4928.1</text:p>
          </table:table-cell>
          <table:table-cell office:value-type="float" office:value="186.394983838085">
            <text:p>186.39498383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4928.15">
            <text:p>4928.15</text:p>
          </table:table-cell>
          <table:table-cell office:value-type="float" office:value="129.457048861775">
            <text:p>129.457048861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928.3">
            <text:p>4928.3</text:p>
          </table:table-cell>
          <table:table-cell office:value-type="float" office:value="181.661250683793">
            <text:p>181.66125068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929.9">
            <text:p>4929.9</text:p>
          </table:table-cell>
          <table:table-cell office:value-type="float" office:value="160.013718161913">
            <text:p>160.01371816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4930.95">
            <text:p>4930.95</text:p>
          </table:table-cell>
          <table:table-cell office:value-type="float" office:value="181.663831017624">
            <text:p>181.663831017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932.15">
            <text:p>4932.15</text:p>
          </table:table-cell>
          <table:table-cell office:value-type="float" office:value="142.385840237012">
            <text:p>142.3858402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932.35">
            <text:p>4932.35</text:p>
          </table:table-cell>
          <table:table-cell office:value-type="float" office:value="184.775343322641">
            <text:p>184.77534332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936.35">
            <text:p>4936.35</text:p>
          </table:table-cell>
          <table:table-cell office:value-type="float" office:value="113.690050136325">
            <text:p>113.69005013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/>
          <table:table-cell office:value-type="float" office:value="4939.35">
            <text:p>4939.35</text:p>
          </table:table-cell>
          <table:table-cell office:value-type="float" office:value="135.172954025574">
            <text:p>135.172954025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953.65">
            <text:p>4953.65</text:p>
          </table:table-cell>
          <table:table-cell office:value-type="float" office:value="176.140646927392">
            <text:p>176.14064692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960.4">
            <text:p>4960.4</text:p>
          </table:table-cell>
          <table:table-cell office:value-type="float" office:value="236.421741808997">
            <text:p>236.4217418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/>
          <table:table-cell office:value-type="float" office:value="4977.15">
            <text:p>4977.15</text:p>
          </table:table-cell>
          <table:table-cell office:value-type="float" office:value="172.732242213201">
            <text:p>172.732242213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float" office:value="4977.45">
            <text:p>4977.45</text:p>
          </table:table-cell>
          <table:table-cell office:value-type="float" office:value="332.188572199587">
            <text:p>332.18857219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986.35">
            <text:p>4986.35</text:p>
          </table:table-cell>
          <table:table-cell office:value-type="float" office:value="199.180389345939">
            <text:p>199.180389345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994.95">
            <text:p>4994.95</text:p>
          </table:table-cell>
          <table:table-cell office:value-type="float" office:value="168.429948346486">
            <text:p>168.42994834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996.95">
            <text:p>4996.95</text:p>
          </table:table-cell>
          <table:table-cell office:value-type="float" office:value="148.897775335967">
            <text:p>148.89777533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3">
            <text:p>5003</text:p>
          </table:table-cell>
          <table:table-cell office:value-type="float" office:value="151.047674593156">
            <text:p>151.04767459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/>
          <table:table-cell office:value-type="float" office:value="5032.25">
            <text:p>5032.25</text:p>
          </table:table-cell>
          <table:table-cell office:value-type="float" office:value="150.637603207167">
            <text:p>150.63760320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5033.1">
            <text:p>5033.1</text:p>
          </table:table-cell>
          <table:table-cell office:value-type="float" office:value="180.59039287847">
            <text:p>180.59039287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5038.7">
            <text:p>5038.7</text:p>
          </table:table-cell>
          <table:table-cell office:value-type="float" office:value="191.51451642108">
            <text:p>191.51451642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043.55">
            <text:p>5043.55</text:p>
          </table:table-cell>
          <table:table-cell office:value-type="float" office:value="186.703367671823">
            <text:p>186.70336767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5044.15">
            <text:p>5044.15</text:p>
          </table:table-cell>
          <table:table-cell office:value-type="float" office:value="141.552560909367">
            <text:p>141.55256090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5059.25">
            <text:p>5059.25</text:p>
          </table:table-cell>
          <table:table-cell office:value-type="float" office:value="124.326535783798">
            <text:p>124.32653578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73.6">
            <text:p>5073.6</text:p>
          </table:table-cell>
          <table:table-cell office:value-type="float" office:value="150.530528465159">
            <text:p>150.53052846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5161.65">
            <text:p>5161.65</text:p>
          </table:table-cell>
          <table:table-cell office:value-type="float" office:value="163.681481848131">
            <text:p>163.68148184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80.3">
            <text:p>5180.3</text:p>
          </table:table-cell>
          <table:table-cell office:value-type="float" office:value="173.127727415339">
            <text:p>173.127727415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float" office:value="5201.95">
            <text:p>5201.95</text:p>
          </table:table-cell>
          <table:table-cell office:value-type="float" office:value="189.744690307792">
            <text:p>189.7446903078</text:p>
          </table:table-cell>
        </table:table-row>
        <table:table-row table:style-name="ro2" table:number-rows-repeated="104828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JVM1.A1:JVM1.F289"/>
        <table:database-range table:name="__Anonymous_Sheet_DB__1" table:target-range-address="JVM2.A1:JVM2.F289">
          <table:sort>
            <table:sort-by table:field-number="4" table:data-type="automatic"/>
          </table:sort>
        </table:database-range>
        <table:database-range table:name="__Anonymous_Sheet_DB__2" table:target-range-address="JVM3.A1:JVM3.F289"/>
        <table:database-range table:name="__Anonymous_Sheet_DB__3" table:target-range-address="JVM4.A1:JVM4.F2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1T22:56:56</dc:date>
    <meta:generator>LibreOffice/3.5$Linux_X86_64 LibreOffice_project/350m1$Build-2</meta:generator>
    <meta:editing-duration>PT10M32S</meta:editing-duration>
    <meta:editing-cycles>3</meta:editing-cycles>
    <meta:document-statistic meta:table-count="4" meta:cell-count="6900" meta:object-count="0"/>
  </office:meta>
</office:document-meta>
</file>